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4"/>
    <style:style style:name="ce7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4">
      <style:table-cell-properties fo:background-color="transparent"/>
    </style:style>
    <style:style style:name="ce69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75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4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52" office:value-type="string" calcext:value-type="string">
            <text:p>sustainablesuppl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75" table:number-columns-repeated="4"/>
          <table:table-cell table:style-name="ce75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75" table:number-columns-repeated="4"/>
          <table:table-cell table:style-name="ce75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75"/>
        <table:table-column table:style-name="co4" table:default-cell-style-name="ce75"/>
        <table:table-column table:style-name="co7" table:default-cell-style-name="ce75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54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2">
        <table:table-column table:style-name="co13" table:default-cell-style-name="Default"/>
        <table:table-column table:style-name="co2" table:number-columns-repeated="3" table:default-cell-style-name="ce75"/>
        <table:table-column table:style-name="co14" table:default-cell-style-name="ce75"/>
        <table:table-column table:style-name="co5" table:default-cell-style-name="ce75"/>
        <table:table-column table:style-name="co5" table:number-columns-repeated="2" table:default-cell-style-name="Default"/>
        <table:table-column table:style-name="co2" table:number-columns-repeated="1016" table:default-cell-style-name="Default"/>
        <table:table-row table:style-name="ro25">
          <table:table-cell table:style-name="ce1" office:value-type="string" calcext:value-type="string">
            <text:p>Stackbin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1 Shelf X-Ray Storage Shelves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1XR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64" office:value-type="currency" office:currency="USD" office:value="280.35" calcext:value-type="currency">
            <text:p>$280.35</text:p>
          </table:table-cell>
          <table:table-cell table:style-name="ce64" table:formula="of:=[.C5]*0.56" office:value-type="currency" office:currency="USD" office:value="156.996" calcext:value-type="currency">
            <text:p>$157.00</text:p>
          </table:table-cell>
          <table:table-cell table:style-name="ce64" office:value-type="currency" office:currency="USD" office:value="220.95" calcext:value-type="currency">
            <text:p>$220.95</text:p>
          </table:table-cell>
          <table:table-cell table:style-name="ce64" table:formula="of:=[.E5]-[.B5]" office:value-type="currency" office:currency="USD" office:value="8.94999999999999" calcext:value-type="currency">
            <text:p>$8.95</text:p>
          </table:table-cell>
          <table:table-cell table:style-name="ce17" table:formula="of:=[.E5]/[.D5]" office:value-type="float" office:value="1.40736069708782" calcext:value-type="float">
            <text:p>1.4073606970878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1005 Series Workbe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830-1005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style-name="ce64" office:value-type="currency" office:currency="USD" office:value="873.12" calcext:value-type="currency">
            <text:p>$873.12</text:p>
          </table:table-cell>
          <table:table-cell table:style-name="ce64" table:formula="of:=[.C9]*0.56" office:value-type="currency" office:currency="USD" office:value="488.9472" calcext:value-type="currency">
            <text:p>$488.95</text:p>
          </table:table-cell>
          <table:table-cell table:style-name="ce64" office:value-type="currency" office:currency="USD" office:value="594" calcext:value-type="currency">
            <text:p>$594.00</text:p>
          </table:table-cell>
          <table:table-cell table:style-name="ce64" table:formula="of:=[.E9]-[.B9]" office:value-type="currency" office:currency="USD" office:value="5" calcext:value-type="currency">
            <text:p>$5.00</text:p>
          </table:table-cell>
          <table:table-cell table:style-name="ce17" table:formula="of:=[.E9]/[.D9]" office:value-type="float" office:value="1.21485510091887" calcext:value-type="float">
            <text:p>1.2148551009188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836-1005</text:p>
          </table:table-cell>
          <table:table-cell table:style-name="ce8" office:value-type="currency" office:currency="USD" office:value="627" calcext:value-type="currency">
            <text:p>$627.00</text:p>
          </table:table-cell>
          <table:table-cell table:style-name="ce64" office:value-type="currency" office:currency="USD" office:value="930.23" calcext:value-type="currency">
            <text:p>$930.23</text:p>
          </table:table-cell>
          <table:table-cell table:style-name="ce64" table:formula="of:=[.C10]*0.56" office:value-type="currency" office:currency="USD" office:value="520.9288" calcext:value-type="currency">
            <text:p>$520.93</text:p>
          </table:table-cell>
          <table:table-cell table:style-name="ce64" office:value-type="currency" office:currency="USD" office:value="632" calcext:value-type="currency">
            <text:p>$632.00</text:p>
          </table:table-cell>
          <table:table-cell table:style-name="ce64" table:formula="of:=[.E10]-[.B10]" office:value-type="currency" office:currency="USD" office:value="5" calcext:value-type="currency">
            <text:p>$5.00</text:p>
          </table:table-cell>
          <table:table-cell table:style-name="ce17" table:formula="of:=[.E10]/[.D10]" office:value-type="float" office:value="1.21321762206275" calcext:value-type="float">
            <text:p>1.2132176220627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6030-1005</text:p>
          </table:table-cell>
          <table:table-cell table:style-name="ce8" office:value-type="currency" office:currency="USD" office:value="619" calcext:value-type="currency">
            <text:p>$619.00</text:p>
          </table:table-cell>
          <table:table-cell table:style-name="ce64" office:value-type="currency" office:currency="USD" office:value="915.18" calcext:value-type="currency">
            <text:p>$915.18</text:p>
          </table:table-cell>
          <table:table-cell table:style-name="ce64" table:formula="of:=[.C11]*0.56" office:value-type="currency" office:currency="USD" office:value="512.5008" calcext:value-type="currency">
            <text:p>$512.50</text:p>
          </table:table-cell>
          <table:table-cell table:style-name="ce64" office:value-type="currency" office:currency="USD" office:value="623" calcext:value-type="currency">
            <text:p>$623.00</text:p>
          </table:table-cell>
          <table:table-cell table:style-name="ce64" table:formula="of:=[.E11]-[.B11]" office:value-type="currency" office:currency="USD" office:value="4" calcext:value-type="currency">
            <text:p>$4.00</text:p>
          </table:table-cell>
          <table:table-cell table:style-name="ce17" table:formula="of:=[.E11]/[.D11]" office:value-type="float" office:value="1.21560785856334" calcext:value-type="float">
            <text:p>1.2156078585633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6036-1005</text:p>
          </table:table-cell>
          <table:table-cell table:style-name="ce8" office:value-type="currency" office:currency="USD" office:value="648" calcext:value-type="currency">
            <text:p>$648.00</text:p>
          </table:table-cell>
          <table:table-cell table:style-name="ce64" office:value-type="currency" office:currency="USD" office:value="962.98" calcext:value-type="currency">
            <text:p>$962.98</text:p>
          </table:table-cell>
          <table:table-cell table:style-name="ce64" table:formula="of:=[.C12]*0.56" office:value-type="currency" office:currency="USD" office:value="539.2688" calcext:value-type="currency">
            <text:p>$539.27</text:p>
          </table:table-cell>
          <table:table-cell table:style-name="ce64" office:value-type="currency" office:currency="USD" office:value="654" calcext:value-type="currency">
            <text:p>$654.00</text:p>
          </table:table-cell>
          <table:table-cell table:style-name="ce64" table:formula="of:=[.E12]-[.B12]" office:value-type="currency" office:currency="USD" office:value="6" calcext:value-type="currency">
            <text:p>$6.00</text:p>
          </table:table-cell>
          <table:table-cell table:style-name="ce17" table:formula="of:=[.E12]/[.D12]" office:value-type="float" office:value="1.21275326887074" calcext:value-type="float">
            <text:p>1.2127532688707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7230-1005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957.22" calcext:value-type="currency">
            <text:p>$957.22</text:p>
          </table:table-cell>
          <table:table-cell table:style-name="ce64" table:formula="of:=[.C13]*0.56" office:value-type="currency" office:currency="USD" office:value="536.0432" calcext:value-type="currency">
            <text:p>$536.04</text:p>
          </table:table-cell>
          <table:table-cell table:style-name="ce64" office:value-type="currency" office:currency="USD" office:value="650" calcext:value-type="currency">
            <text:p>$650.00</text:p>
          </table:table-cell>
          <table:table-cell table:style-name="ce64" table:formula="of:=[.E13]-[.B13]" office:value-type="currency" office:currency="USD" office:value="11" calcext:value-type="currency">
            <text:p>$11.00</text:p>
          </table:table-cell>
          <table:table-cell table:style-name="ce17" table:formula="of:=[.E13]/[.D13]" office:value-type="float" office:value="1.21258883612366" calcext:value-type="float">
            <text:p>1.2125888361236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7236-1005</text:p>
          </table:table-cell>
          <table:table-cell table:style-name="ce8" office:value-type="currency" office:currency="USD" office:value="669" calcext:value-type="currency">
            <text:p>$669.00</text:p>
          </table:table-cell>
          <table:table-cell table:style-name="ce64" office:value-type="currency" office:currency="USD" office:value="994.27" calcext:value-type="currency">
            <text:p>$994.27</text:p>
          </table:table-cell>
          <table:table-cell table:style-name="ce64" table:formula="of:=[.C14]*0.56" office:value-type="currency" office:currency="USD" office:value="556.7912" calcext:value-type="currency">
            <text:p>$556.79</text:p>
          </table:table-cell>
          <table:table-cell table:style-name="ce64" office:value-type="currency" office:currency="USD" office:value="676" calcext:value-type="currency">
            <text:p>$676.00</text:p>
          </table:table-cell>
          <table:table-cell table:style-name="ce64" table:formula="of:=[.E14]-[.B14]" office:value-type="currency" office:currency="USD" office:value="7" calcext:value-type="currency">
            <text:p>$7.00</text:p>
          </table:table-cell>
          <table:table-cell table:style-name="ce17" table:formula="of:=[.E14]/[.D14]" office:value-type="float" office:value="1.21409964812662" calcext:value-type="float">
            <text:p>1.2140996481266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1050 Series Workbe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830-1050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style-name="ce64" office:value-type="currency" office:currency="USD" office:value="703.77" calcext:value-type="currency">
            <text:p>$703.77</text:p>
          </table:table-cell>
          <table:table-cell table:style-name="ce64" table:formula="of:=[.C18]*0.56" office:value-type="currency" office:currency="USD" office:value="394.1112" calcext:value-type="currency">
            <text:p>$394.11</text:p>
          </table:table-cell>
          <table:table-cell table:style-name="ce64" office:value-type="currency" office:currency="USD" office:value="609" calcext:value-type="currency">
            <text:p>$609.00</text:p>
          </table:table-cell>
          <table:table-cell table:style-name="ce64" table:formula="of:=[.E18]-[.B18]" office:value-type="currency" office:currency="USD" office:value="20" calcext:value-type="currency">
            <text:p>$20.00</text:p>
          </table:table-cell>
          <table:table-cell table:style-name="ce17" table:formula="of:=[.E18]/[.D18]" office:value-type="float" office:value="1.54524915810563" calcext:value-type="float">
            <text:p>1.54524915810563</text:p>
          </table:table-cell>
          <table:table-cell table:style-name="ce17" office:value-type="string" calcext:value-type="string">
            <text:p>shopbot.c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6030-1050</text:p>
          </table:table-cell>
          <table:table-cell table:style-name="ce8" office:value-type="currency" office:currency="USD" office:value="632" calcext:value-type="currency">
            <text:p>$632.00</text:p>
          </table:table-cell>
          <table:table-cell table:style-name="ce64" office:value-type="currency" office:currency="USD" office:value="747.23" calcext:value-type="currency">
            <text:p>$747.23</text:p>
          </table:table-cell>
          <table:table-cell table:style-name="ce64" table:formula="of:=[.C19]*0.56" office:value-type="currency" office:currency="USD" office:value="418.4488" calcext:value-type="currency">
            <text:p>$418.45</text:p>
          </table:table-cell>
          <table:table-cell table:style-name="ce64" office:value-type="currency" office:currency="USD" office:value="647" calcext:value-type="currency">
            <text:p>$647.00</text:p>
          </table:table-cell>
          <table:table-cell table:style-name="ce64" table:formula="of:=[.E19]-[.B19]" office:value-type="currency" office:currency="USD" office:value="15" calcext:value-type="currency">
            <text:p>$15.00</text:p>
          </table:table-cell>
          <table:table-cell table:style-name="ce17" table:formula="of:=[.E19]/[.D19]" office:value-type="float" office:value="1.54618677362679" calcext:value-type="float">
            <text:p>1.54618677362679</text:p>
          </table:table-cell>
          <table:table-cell table:style-name="ce17" office:value-type="string" calcext:value-type="string">
            <text:p>shopbot.c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6036-1050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826.32" calcext:value-type="currency">
            <text:p>$826.32</text:p>
          </table:table-cell>
          <table:table-cell table:style-name="ce64" table:formula="of:=[.C20]*0.56" office:value-type="currency" office:currency="USD" office:value="462.7392" calcext:value-type="currency">
            <text:p>$462.74</text:p>
          </table:table-cell>
          <table:table-cell table:style-name="ce64" office:value-type="currency" office:currency="USD" office:value="715" calcext:value-type="currency">
            <text:p>$715.00</text:p>
          </table:table-cell>
          <table:table-cell table:style-name="ce64" table:formula="of:=[.E20]-[.B20]" office:value-type="currency" office:currency="USD" office:value="16" calcext:value-type="currency">
            <text:p>$16.00</text:p>
          </table:table-cell>
          <table:table-cell table:style-name="ce17" table:formula="of:=[.E20]/[.D20]" office:value-type="float" office:value="1.5451468127187" calcext:value-type="float">
            <text:p>1.5451468127187</text:p>
          </table:table-cell>
          <table:table-cell table:style-name="ce17" office:value-type="string" calcext:value-type="string">
            <text:p>shopbot.c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7230-1050</text:p>
          </table:table-cell>
          <table:table-cell table:style-name="ce8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790.83" calcext:value-type="currency">
            <text:p>$790.83</text:p>
          </table:table-cell>
          <table:table-cell table:style-name="ce64" table:formula="of:=[.C21]*0.56" office:value-type="currency" office:currency="USD" office:value="442.8648" calcext:value-type="currency">
            <text:p>$442.86</text:p>
          </table:table-cell>
          <table:table-cell table:style-name="ce64" office:value-type="currency" office:currency="USD" office:value="683" calcext:value-type="currency">
            <text:p>$683.00</text:p>
          </table:table-cell>
          <table:table-cell table:style-name="ce64" table:formula="of:=[.E21]-[.B21]" office:value-type="currency" office:currency="USD" office:value="11" calcext:value-type="currency">
            <text:p>$11.00</text:p>
          </table:table-cell>
          <table:table-cell table:style-name="ce17" table:formula="of:=[.E21]/[.D21]" office:value-type="float" office:value="1.54223139883775" calcext:value-type="float">
            <text:p>1.54223139883775</text:p>
          </table:table-cell>
          <table:table-cell table:style-name="ce17" office:value-type="string" calcext:value-type="string">
            <text:p>shopbot.c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7236-1050</text:p>
          </table:table-cell>
          <table:table-cell table:style-name="ce8" office:value-type="currency" office:currency="USD" office:value="729" calcext:value-type="currency">
            <text:p>$729.00</text:p>
          </table:table-cell>
          <table:table-cell table:style-name="ce64" office:value-type="currency" office:currency="USD" office:value="859.03" calcext:value-type="currency">
            <text:p>$859.03</text:p>
          </table:table-cell>
          <table:table-cell table:style-name="ce64" table:formula="of:=[.C22]*0.56" office:value-type="currency" office:currency="USD" office:value="481.0568" calcext:value-type="currency">
            <text:p>$481.06</text:p>
          </table:table-cell>
          <table:table-cell table:style-name="ce64" office:value-type="currency" office:currency="USD" office:value="743" calcext:value-type="currency">
            <text:p>$743.00</text:p>
          </table:table-cell>
          <table:table-cell table:style-name="ce64" table:formula="of:=[.E22]-[.B22]" office:value-type="currency" office:currency="USD" office:value="14" calcext:value-type="currency">
            <text:p>$14.00</text:p>
          </table:table-cell>
          <table:table-cell table:style-name="ce17" table:formula="of:=[.E22]/[.D22]" office:value-type="float" office:value="1.54451615692783" calcext:value-type="float">
            <text:p>1.54451615692783</text:p>
          </table:table-cell>
          <table:table-cell table:style-name="ce17" office:value-type="string" calcext:value-type="string">
            <text:p>shopbot.c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17 Bin Compartment Unit - Multiple Size 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751B2</text:p>
          </table:table-cell>
          <table:table-cell table:style-name="ce8" office:value-type="currency" office:currency="USD" office:value="949" calcext:value-type="currency">
            <text:p>$949.00</text:p>
          </table:table-cell>
          <table:table-cell table:style-name="ce64" office:value-type="currency" office:currency="USD" office:value="1246.95" calcext:value-type="currency">
            <text:p>$1,246.95</text:p>
          </table:table-cell>
          <table:table-cell table:style-name="ce64" table:formula="of:=[.C26]*0.56" office:value-type="currency" office:currency="USD" office:value="698.292" calcext:value-type="currency">
            <text:p>$698.29</text:p>
          </table:table-cell>
          <table:table-cell table:style-name="ce64" office:value-type="currency" office:currency="USD" office:value="966" calcext:value-type="currency">
            <text:p>$966.00</text:p>
          </table:table-cell>
          <table:table-cell table:style-name="ce64" table:formula="of:=[.E26]-[.B26]" office:value-type="currency" office:currency="USD" office:value="17" calcext:value-type="currency">
            <text:p>$17.00</text:p>
          </table:table-cell>
          <table:table-cell table:style-name="ce17" table:formula="of:=[.E26]/[.D26]" office:value-type="float" office:value="1.383375436064" calcext:value-type="float">
            <text:p>1.38337543606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18 Bin Combination Units - Multiple Size 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8542B2</text:p>
          </table:table-cell>
          <table:table-cell table:style-name="ce8" office:value-type="currency" office:currency="USD" office:value="1359" calcext:value-type="currency">
            <text:p>$1,359.00</text:p>
          </table:table-cell>
          <table:table-cell table:style-name="ce64" office:value-type="currency" office:currency="USD" office:value="1778.94" calcext:value-type="currency">
            <text:p>$1,778.94</text:p>
          </table:table-cell>
          <table:table-cell table:style-name="ce64" table:formula="of:=[.C30]*0.56" office:value-type="currency" office:currency="USD" office:value="996.2064" calcext:value-type="currency">
            <text:p>$996.21</text:p>
          </table:table-cell>
          <table:table-cell table:style-name="ce64" office:value-type="currency" office:currency="USD" office:value="1377" calcext:value-type="currency">
            <text:p>$1,377.00</text:p>
          </table:table-cell>
          <table:table-cell table:style-name="ce64" table:formula="of:=[.E30]-[.B30]" office:value-type="currency" office:currency="USD" office:value="18" calcext:value-type="currency">
            <text:p>$18.00</text:p>
          </table:table-cell>
          <table:table-cell table:style-name="ce17" table:formula="of:=[.E30]/[.D30]" office:value-type="float" office:value="1.38224367962302" calcext:value-type="float">
            <text:p>1.3822436796230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2 Shelf Lockable X-Ray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DDXR</text:p>
          </table:table-cell>
          <table:table-cell table:style-name="ce8" office:value-type="currency" office:currency="USD" office:value="610" calcext:value-type="currency">
            <text:p>$610.00</text:p>
          </table:table-cell>
          <table:table-cell table:style-name="ce64" office:value-type="currency" office:currency="USD" office:value="821.59" calcext:value-type="currency">
            <text:p>$821.59</text:p>
          </table:table-cell>
          <table:table-cell table:style-name="ce64" table:formula="of:=[.C34]*0.56" office:value-type="currency" office:currency="USD" office:value="460.0904" calcext:value-type="currency">
            <text:p>$460.09</text:p>
          </table:table-cell>
          <table:table-cell table:style-name="ce64" office:value-type="currency" office:currency="USD" office:value="621" calcext:value-type="currency">
            <text:p>$621.00</text:p>
          </table:table-cell>
          <table:table-cell table:style-name="ce64" table:formula="of:=[.E34]-[.B34]" office:value-type="currency" office:currency="USD" office:value="11" calcext:value-type="currency">
            <text:p>$11.00</text:p>
          </table:table-cell>
          <table:table-cell table:style-name="ce17" table:formula="of:=[.E34]/[.D34]" office:value-type="float" office:value="1.34973474778" calcext:value-type="float">
            <text:p>1.3497347477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2 Shelf X-Ray Storage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XR</text:p>
          </table:table-cell>
          <table:table-cell table:style-name="ce8" office:value-type="currency" office:currency="USD" office:value="338" calcext:value-type="currency">
            <text:p>$338.00</text:p>
          </table:table-cell>
          <table:table-cell table:style-name="ce64" office:value-type="currency" office:currency="USD" office:value="448.62" calcext:value-type="currency">
            <text:p>$448.62</text:p>
          </table:table-cell>
          <table:table-cell table:style-name="ce64" table:formula="of:=[.C38]*0.56" office:value-type="currency" office:currency="USD" office:value="251.2272" calcext:value-type="currency">
            <text:p>$251.23</text:p>
          </table:table-cell>
          <table:table-cell table:style-name="ce64" office:value-type="currency" office:currency="USD" office:value="344.95" calcext:value-type="currency">
            <text:p>$344.95</text:p>
          </table:table-cell>
          <table:table-cell table:style-name="ce64" table:formula="of:=[.E38]-[.B38]" office:value-type="currency" office:currency="USD" office:value="6.94999999999999" calcext:value-type="currency">
            <text:p>$6.95</text:p>
          </table:table-cell>
          <table:table-cell table:style-name="ce17" table:formula="of:=[.E38]/[.D38]" office:value-type="float" office:value="1.37305992344778" calcext:value-type="float">
            <text:p>1.3730599234477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2012 Series Mobile Table - 11 inch Height Adjustabl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830-T-2012</text:p>
          </table:table-cell>
          <table:table-cell table:style-name="ce8" office:value-type="currency" office:currency="USD" office:value="412" calcext:value-type="currency">
            <text:p>$412.00</text:p>
          </table:table-cell>
          <table:table-cell table:style-name="ce64" office:value-type="currency" office:currency="USD" office:value="626.58" calcext:value-type="currency">
            <text:p>$626.58</text:p>
          </table:table-cell>
          <table:table-cell table:style-name="ce64" table:formula="of:=[.C42]*0.56" office:value-type="currency" office:currency="USD" office:value="350.8848" calcext:value-type="currency">
            <text:p>$350.88</text:p>
          </table:table-cell>
          <table:table-cell table:style-name="ce64" office:value-type="currency" office:currency="USD" office:value="413.95" calcext:value-type="currency">
            <text:p>$413.95</text:p>
          </table:table-cell>
          <table:table-cell table:style-name="ce64" table:formula="of:=[.E42]-[.B42]" office:value-type="currency" office:currency="USD" office:value="1.94999999999999" calcext:value-type="currency">
            <text:p>$1.95</text:p>
          </table:table-cell>
          <table:table-cell table:style-name="ce17" table:formula="of:=[.E42]/[.D42]" office:value-type="float" office:value="1.1797319234119" calcext:value-type="float">
            <text:p>1.179731923411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836-T-2012</text:p>
          </table:table-cell>
          <table:table-cell table:style-name="ce8" office:value-type="currency" office:currency="USD" office:value="462" calcext:value-type="currency">
            <text:p>$462.00</text:p>
          </table:table-cell>
          <table:table-cell table:style-name="ce64" office:value-type="currency" office:currency="USD" office:value="701.88" calcext:value-type="currency">
            <text:p>$701.88</text:p>
          </table:table-cell>
          <table:table-cell table:style-name="ce64" table:formula="of:=[.C43]*0.56" office:value-type="currency" office:currency="USD" office:value="393.0528" calcext:value-type="currency">
            <text:p>$393.05</text:p>
          </table:table-cell>
          <table:table-cell table:style-name="ce64" office:value-type="currency" office:currency="USD" office:value="463.95" calcext:value-type="currency">
            <text:p>$463.95</text:p>
          </table:table-cell>
          <table:table-cell table:style-name="ce64" table:formula="of:=[.E43]-[.B43]" office:value-type="currency" office:currency="USD" office:value="1.94999999999999" calcext:value-type="currency">
            <text:p>$1.95</text:p>
          </table:table-cell>
          <table:table-cell table:style-name="ce17" table:formula="of:=[.E43]/[.D43]" office:value-type="float" office:value="1.18037576630926" calcext:value-type="float">
            <text:p>1.1803757663092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6030-T-2012</text:p>
          </table:table-cell>
          <table:table-cell table:style-name="ce8" office:value-type="currency" office:currency="USD" office:value="433" calcext:value-type="currency">
            <text:p>$433.00</text:p>
          </table:table-cell>
          <table:table-cell table:style-name="ce64" office:value-type="currency" office:currency="USD" office:value="660.42" calcext:value-type="currency">
            <text:p>$660.42</text:p>
          </table:table-cell>
          <table:table-cell table:style-name="ce64" table:formula="of:=[.C44]*0.56" office:value-type="currency" office:currency="USD" office:value="369.8352" calcext:value-type="currency">
            <text:p>$369.84</text:p>
          </table:table-cell>
          <table:table-cell table:style-name="ce64" office:value-type="currency" office:currency="USD" office:value="435.95" calcext:value-type="currency">
            <text:p>$435.95</text:p>
          </table:table-cell>
          <table:table-cell table:style-name="ce64" table:formula="of:=[.E44]-[.B44]" office:value-type="currency" office:currency="USD" office:value="2.94999999999999" calcext:value-type="currency">
            <text:p>$2.95</text:p>
          </table:table-cell>
          <table:table-cell table:style-name="ce17" table:formula="of:=[.E44]/[.D44]" office:value-type="float" office:value="1.17876827300376" calcext:value-type="float">
            <text:p>1.1787682730037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7230-T-2012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64" office:value-type="currency" office:currency="USD" office:value="694.28" calcext:value-type="currency">
            <text:p>$694.28</text:p>
          </table:table-cell>
          <table:table-cell table:style-name="ce64" table:formula="of:=[.C45]*0.56" office:value-type="currency" office:currency="USD" office:value="388.7968" calcext:value-type="currency">
            <text:p>$388.80</text:p>
          </table:table-cell>
          <table:table-cell table:style-name="ce64" office:value-type="currency" office:currency="USD" office:value="385.95" calcext:value-type="currency">
            <text:p>$385.95</text:p>
          </table:table-cell>
          <table:table-cell table:style-name="ce64" table:formula="of:=[.E45]-[.B45]" office:value-type="currency" office:currency="USD" office:value="2.94999999999999" calcext:value-type="currency">
            <text:p>$2.95</text:p>
          </table:table-cell>
          <table:table-cell table:style-name="ce17" table:formula="of:=[.E45]/[.D45]" office:value-type="float" office:value="0.992677923275089" calcext:value-type="float">
            <text:p>0.99267792327508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7236-T-2012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64" office:value-type="currency" office:currency="USD" office:value="754.02" calcext:value-type="currency">
            <text:p>$754.02</text:p>
          </table:table-cell>
          <table:table-cell table:style-name="ce64" table:formula="of:=[.C46]*0.56" office:value-type="currency" office:currency="USD" office:value="422.2512" calcext:value-type="currency">
            <text:p>$422.25</text:p>
          </table:table-cell>
          <table:table-cell table:style-name="ce64" office:value-type="currency" office:currency="USD" office:value="497.95" calcext:value-type="currency">
            <text:p>$497.95</text:p>
          </table:table-cell>
          <table:table-cell table:style-name="ce64" table:formula="of:=[.E46]-[.B46]" office:value-type="currency" office:currency="USD" office:value="2.94999999999999" calcext:value-type="currency">
            <text:p>$2.95</text:p>
          </table:table-cell>
          <table:table-cell table:style-name="ce17" table:formula="of:=[.E46]/[.D46]" office:value-type="float" office:value="1.17927432769877" calcext:value-type="float">
            <text:p>1.1792743276987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9630-T-2012</text:p>
          </table:table-cell>
          <table:table-cell table:style-name="ce8" office:value-type="currency" office:currency="USD" office:value="602" calcext:value-type="currency">
            <text:p>$602.00</text:p>
          </table:table-cell>
          <table:table-cell table:style-name="ce64" office:value-type="currency" office:currency="USD" office:value="917.12" calcext:value-type="currency">
            <text:p>$917.12</text:p>
          </table:table-cell>
          <table:table-cell table:style-name="ce64" table:formula="of:=[.C47]*0.56" office:value-type="currency" office:currency="USD" office:value="513.5872" calcext:value-type="currency">
            <text:p>$513.59</text:p>
          </table:table-cell>
          <table:table-cell table:style-name="ce64" office:value-type="currency" office:currency="USD" office:value="605" calcext:value-type="currency">
            <text:p>$605.00</text:p>
          </table:table-cell>
          <table:table-cell table:style-name="ce64" table:formula="of:=[.E47]-[.B47]" office:value-type="currency" office:currency="USD" office:value="3" calcext:value-type="currency">
            <text:p>$3.00</text:p>
          </table:table-cell>
          <table:table-cell table:style-name="ce17" table:formula="of:=[.E47]/[.D47]" office:value-type="float" office:value="1.17798885953544" calcext:value-type="float">
            <text:p>1.1779888595354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9636-T-2012</text:p>
          </table:table-cell>
          <table:table-cell table:style-name="ce8" office:value-type="currency" office:currency="USD" office:value="678" calcext:value-type="currency">
            <text:p>$678.00</text:p>
          </table:table-cell>
          <table:table-cell table:style-name="ce64" office:value-type="currency" office:currency="USD" office:value="1033.1" calcext:value-type="currency">
            <text:p>$1,033.10</text:p>
          </table:table-cell>
          <table:table-cell table:style-name="ce64" table:formula="of:=[.C48]*0.56" office:value-type="currency" office:currency="USD" office:value="578.536" calcext:value-type="currency">
            <text:p>$578.54</text:p>
          </table:table-cell>
          <table:table-cell table:style-name="ce64" office:value-type="currency" office:currency="USD" office:value="681" calcext:value-type="currency">
            <text:p>$681.00</text:p>
          </table:table-cell>
          <table:table-cell table:style-name="ce64" table:formula="of:=[.E48]-[.B48]" office:value-type="currency" office:currency="USD" office:value="3" calcext:value-type="currency">
            <text:p>$3.00</text:p>
          </table:table-cell>
          <table:table-cell table:style-name="ce17" table:formula="of:=[.E48]/[.D48]" office:value-type="float" office:value="1.17710911680518" calcext:value-type="float">
            <text:p>1.1771091168051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3 Shelf Lockable X-Ray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3DDXR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64" office:value-type="currency" office:currency="USD" office:value="1176.36" calcext:value-type="currency">
            <text:p>$1,176.36</text:p>
          </table:table-cell>
          <table:table-cell table:style-name="ce64" table:formula="of:=[.C52]*0.56" office:value-type="currency" office:currency="USD" office:value="658.7616" calcext:value-type="currency">
            <text:p>$658.76</text:p>
          </table:table-cell>
          <table:table-cell table:style-name="ce64" office:value-type="currency" office:currency="USD" office:value="889" calcext:value-type="currency">
            <text:p>$889.00</text:p>
          </table:table-cell>
          <table:table-cell table:style-name="ce64" table:formula="of:=[.E52]-[.B52]" office:value-type="currency" office:currency="USD" office:value="10" calcext:value-type="currency">
            <text:p>$10.00</text:p>
          </table:table-cell>
          <table:table-cell table:style-name="ce17" table:formula="of:=[.E52]/[.D52]" office:value-type="float" office:value="1.3495018531742" calcext:value-type="float">
            <text:p>1.349501853174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3 Shelf Medical Record Storage Uni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3MR</text:p>
          </table:table-cell>
          <table:table-cell table:style-name="ce8" office:value-type="currency" office:currency="USD" office:value="377" calcext:value-type="currency">
            <text:p>$377.00</text:p>
          </table:table-cell>
          <table:table-cell table:style-name="ce64" office:value-type="currency" office:currency="USD" office:value="505.72" calcext:value-type="currency">
            <text:p>$505.72</text:p>
          </table:table-cell>
          <table:table-cell table:style-name="ce64" table:formula="of:=[.C56]*0.56" office:value-type="currency" office:currency="USD" office:value="283.2032" calcext:value-type="currency">
            <text:p>$283.20</text:p>
          </table:table-cell>
          <table:table-cell table:style-name="ce64" office:value-type="currency" office:currency="USD" office:value="389.95" calcext:value-type="currency">
            <text:p>$389.95</text:p>
          </table:table-cell>
          <table:table-cell table:style-name="ce64" table:formula="of:=[.E56]-[.B56]" office:value-type="currency" office:currency="USD" office:value="12.95" calcext:value-type="currency">
            <text:p>$12.95</text:p>
          </table:table-cell>
          <table:table-cell table:style-name="ce17" table:formula="of:=[.E56]/[.D56]" office:value-type="float" office:value="1.37692653190359" calcext:value-type="float">
            <text:p>1.3769265319035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3 Shelf X-Ray Storage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3XR</text:p>
          </table:table-cell>
          <table:table-cell table:style-name="ce8" office:value-type="currency" office:currency="USD" office:value="462" calcext:value-type="currency">
            <text:p>$462.00</text:p>
          </table:table-cell>
          <table:table-cell table:style-name="ce64" office:value-type="currency" office:currency="USD" office:value="616.89" calcext:value-type="currency">
            <text:p>$616.89</text:p>
          </table:table-cell>
          <table:table-cell table:style-name="ce64" table:formula="of:=[.C60]*0.56" office:value-type="currency" office:currency="USD" office:value="345.4584" calcext:value-type="currency">
            <text:p>$345.46</text:p>
          </table:table-cell>
          <table:table-cell table:style-name="ce64" office:value-type="currency" office:currency="USD" office:value="473.95" calcext:value-type="currency">
            <text:p>$473.95</text:p>
          </table:table-cell>
          <table:table-cell table:style-name="ce64" table:formula="of:=[.E60]-[.B60]" office:value-type="currency" office:currency="USD" office:value="11.95" calcext:value-type="currency">
            <text:p>$11.95</text:p>
          </table:table-cell>
          <table:table-cell table:style-name="ce17" table:formula="of:=[.E60]/[.D60]" office:value-type="float" office:value="1.37194521829546" calcext:value-type="float">
            <text:p>1.3719452182954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31 Bin Compartment Unit - Multiple Size 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1512B2</text:p>
          </table:table-cell>
          <table:table-cell table:style-name="ce8" office:value-type="currency" office:currency="USD" office:value="2059" calcext:value-type="currency">
            <text:p>$2,059.00</text:p>
          </table:table-cell>
          <table:table-cell table:style-name="ce64" office:value-type="currency" office:currency="USD" office:value="2681.21" calcext:value-type="currency">
            <text:p>$2,681.21</text:p>
          </table:table-cell>
          <table:table-cell table:style-name="ce64" table:formula="of:=[.C64]*0.56" office:value-type="currency" office:currency="USD" office:value="1501.4776" calcext:value-type="currency">
            <text:p>$1,501.48</text:p>
          </table:table-cell>
          <table:table-cell table:style-name="ce64" office:value-type="currency" office:currency="USD" office:value="2076" calcext:value-type="currency">
            <text:p>$2,076.00</text:p>
          </table:table-cell>
          <table:table-cell table:style-name="ce64" table:formula="of:=[.E64]-[.B64]" office:value-type="currency" office:currency="USD" office:value="17" calcext:value-type="currency">
            <text:p>$17.00</text:p>
          </table:table-cell>
          <table:table-cell table:style-name="ce17" table:formula="of:=[.E64]/[.D64]" office:value-type="float" office:value="1.38263800938489" calcext:value-type="float">
            <text:p>1.3826380093848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32 Bin Combination Unit - Multiple Size 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242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style-name="ce64" office:value-type="currency" office:currency="USD" office:value="2083.66" calcext:value-type="currency">
            <text:p>$2,083.66</text:p>
          </table:table-cell>
          <table:table-cell table:style-name="ce64" table:formula="of:=[.C68]*0.56" office:value-type="currency" office:currency="USD" office:value="1166.8496" calcext:value-type="currency">
            <text:p>$1,166.85</text:p>
          </table:table-cell>
          <table:table-cell table:style-name="ce64" office:value-type="currency" office:currency="USD" office:value="1613" calcext:value-type="currency">
            <text:p>$1,613.00</text:p>
          </table:table-cell>
          <table:table-cell table:style-name="ce64" table:formula="of:=[.E68]-[.B68]" office:value-type="currency" office:currency="USD" office:value="18" calcext:value-type="currency">
            <text:p>$18.00</text:p>
          </table:table-cell>
          <table:table-cell table:style-name="ce17" table:formula="of:=[.E68]/[.D68]" office:value-type="float" office:value="1.38235467535833" calcext:value-type="float">
            <text:p>1.3823546753583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3512 Series Mobile Workbe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4830-3512</text:p>
          </table:table-cell>
          <table:table-cell table:style-name="ce8" office:value-type="currency" office:currency="USD" office:value="389" calcext:value-type="currency">
            <text:p>$389.00</text:p>
          </table:table-cell>
          <table:table-cell table:style-name="ce64" office:value-type="currency" office:currency="USD" office:value="570.23" calcext:value-type="currency">
            <text:p>$570.23</text:p>
          </table:table-cell>
          <table:table-cell table:style-name="ce64" table:formula="of:=[.C72]*0.56" office:value-type="currency" office:currency="USD" office:value="319.3288" calcext:value-type="currency">
            <text:p>$319.33</text:p>
          </table:table-cell>
          <table:table-cell table:style-name="ce64" office:value-type="currency" office:currency="USD" office:value="391.95" calcext:value-type="currency">
            <text:p>$391.95</text:p>
          </table:table-cell>
          <table:table-cell table:style-name="ce64" table:formula="of:=[.E72]-[.B72]" office:value-type="currency" office:currency="USD" office:value="2.94999999999999" calcext:value-type="currency">
            <text:p>$2.95</text:p>
          </table:table-cell>
          <table:table-cell table:style-name="ce17" table:formula="of:=[.E72]/[.D72]" office:value-type="float" office:value="1.22741825979993" calcext:value-type="float">
            <text:p>1.227418259799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4836-3512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style-name="ce64" office:value-type="currency" office:currency="USD" office:value="607.15" calcext:value-type="currency">
            <text:p>$607.15</text:p>
          </table:table-cell>
          <table:table-cell table:style-name="ce64" table:formula="of:=[.C73]*0.56" office:value-type="currency" office:currency="USD" office:value="340.004" calcext:value-type="currency">
            <text:p>$340.00</text:p>
          </table:table-cell>
          <table:table-cell table:style-name="ce64" office:value-type="currency" office:currency="USD" office:value="400.95" calcext:value-type="currency">
            <text:p>$400.95</text:p>
          </table:table-cell>
          <table:table-cell table:style-name="ce64" table:formula="of:=[.E73]-[.B73]" office:value-type="currency" office:currency="USD" office:value="3.94999999999999" calcext:value-type="currency">
            <text:p>$3.95</text:p>
          </table:table-cell>
          <table:table-cell table:style-name="ce17" table:formula="of:=[.E73]/[.D73]" office:value-type="float" office:value="1.17925083234315" calcext:value-type="float">
            <text:p>1.1792508323431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6030-3512</text:p>
          </table:table-cell>
          <table:table-cell table:style-name="ce8" office:value-type="currency" office:currency="USD" office:value="387" calcext:value-type="currency">
            <text:p>$387.00</text:p>
          </table:table-cell>
          <table:table-cell table:style-name="ce64" office:value-type="currency" office:currency="USD" office:value="585.85" calcext:value-type="currency">
            <text:p>$585.85</text:p>
          </table:table-cell>
          <table:table-cell table:style-name="ce64" table:formula="of:=[.C74]*0.56" office:value-type="currency" office:currency="USD" office:value="328.076" calcext:value-type="currency">
            <text:p>$328.08</text:p>
          </table:table-cell>
          <table:table-cell table:style-name="ce64" office:value-type="currency" office:currency="USD" office:value="390.95" calcext:value-type="currency">
            <text:p>$390.95</text:p>
          </table:table-cell>
          <table:table-cell table:style-name="ce64" table:formula="of:=[.E74]-[.B74]" office:value-type="currency" office:currency="USD" office:value="3.94999999999999" calcext:value-type="currency">
            <text:p>$3.95</text:p>
          </table:table-cell>
          <table:table-cell table:style-name="ce17" table:formula="of:=[.E74]/[.D74]" office:value-type="float" office:value="1.19164461892976" calcext:value-type="float">
            <text:p>1.1916446189297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6036-351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style-name="ce64" office:value-type="currency" office:currency="USD" office:value="622.77" calcext:value-type="currency">
            <text:p>$622.77</text:p>
          </table:table-cell>
          <table:table-cell table:style-name="ce64" table:formula="of:=[.C75]*0.56" office:value-type="currency" office:currency="USD" office:value="348.7512" calcext:value-type="currency">
            <text:p>$348.75</text:p>
          </table:table-cell>
          <table:table-cell table:style-name="ce64" office:value-type="currency" office:currency="USD" office:value="410.95" calcext:value-type="currency">
            <text:p>$410.95</text:p>
          </table:table-cell>
          <table:table-cell table:style-name="ce64" table:formula="of:=[.E75]-[.B75]" office:value-type="currency" office:currency="USD" office:value="3.94999999999999" calcext:value-type="currency">
            <text:p>$3.95</text:p>
          </table:table-cell>
          <table:table-cell table:style-name="ce17" table:formula="of:=[.E75]/[.D75]" office:value-type="float" office:value="1.17834719995229" calcext:value-type="float">
            <text:p>1.1783471999522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7230-3512</text:p>
          </table:table-cell>
          <table:table-cell table:style-name="ce8" office:value-type="currency" office:currency="USD" office:value="393" calcext:value-type="currency">
            <text:p>$393.00</text:p>
          </table:table-cell>
          <table:table-cell table:style-name="ce64" office:value-type="currency" office:currency="USD" office:value="601.46" calcext:value-type="currency">
            <text:p>$601.46</text:p>
          </table:table-cell>
          <table:table-cell table:style-name="ce64" table:formula="of:=[.C76]*0.56" office:value-type="currency" office:currency="USD" office:value="336.8176" calcext:value-type="currency">
            <text:p>$336.82</text:p>
          </table:table-cell>
          <table:table-cell table:style-name="ce64" office:value-type="currency" office:currency="USD" office:value="396.95" calcext:value-type="currency">
            <text:p>$396.95</text:p>
          </table:table-cell>
          <table:table-cell table:style-name="ce64" table:formula="of:=[.E76]-[.B76]" office:value-type="currency" office:currency="USD" office:value="3.94999999999999" calcext:value-type="currency">
            <text:p>$3.95</text:p>
          </table:table-cell>
          <table:table-cell table:style-name="ce17" table:formula="of:=[.E76]/[.D76]" office:value-type="float" office:value="1.17853105063393" calcext:value-type="float">
            <text:p>1.178531050633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7236-3512</text:p>
          </table:table-cell>
          <table:table-cell table:style-name="ce8" office:value-type="currency" office:currency="USD" office:value="417" calcext:value-type="currency">
            <text:p>$417.00</text:p>
          </table:table-cell>
          <table:table-cell table:style-name="ce64" office:value-type="currency" office:currency="USD" office:value="638.38" calcext:value-type="currency">
            <text:p>$638.38</text:p>
          </table:table-cell>
          <table:table-cell table:style-name="ce64" table:formula="of:=[.C77]*0.56" office:value-type="currency" office:currency="USD" office:value="357.4928" calcext:value-type="currency">
            <text:p>$357.49</text:p>
          </table:table-cell>
          <table:table-cell table:style-name="ce64" office:value-type="currency" office:currency="USD" office:value="420.95" calcext:value-type="currency">
            <text:p>$420.95</text:p>
          </table:table-cell>
          <table:table-cell table:style-name="ce64" table:formula="of:=[.E77]-[.B77]" office:value-type="currency" office:currency="USD" office:value="3.94999999999999" calcext:value-type="currency">
            <text:p>$3.95</text:p>
          </table:table-cell>
          <table:table-cell table:style-name="ce17" table:formula="of:=[.E77]/[.D77]" office:value-type="float" office:value="1.17750623229335" calcext:value-type="float">
            <text:p>1.1775062322933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9630-3512</text:p>
          </table:table-cell>
          <table:table-cell table:style-name="ce8" office:value-type="currency" office:currency="USD" office:value="636" calcext:value-type="currency">
            <text:p>$636.00</text:p>
          </table:table-cell>
          <table:table-cell table:style-name="ce64" office:value-type="currency" office:currency="USD" office:value="968.14" calcext:value-type="currency">
            <text:p>$968.14</text:p>
          </table:table-cell>
          <table:table-cell table:style-name="ce64" table:formula="of:=[.C78]*0.56" office:value-type="currency" office:currency="USD" office:value="542.1584" calcext:value-type="currency">
            <text:p>$542.16</text:p>
          </table:table-cell>
          <table:table-cell table:style-name="ce64" office:value-type="currency" office:currency="USD" office:value="639" calcext:value-type="currency">
            <text:p>$639.00</text:p>
          </table:table-cell>
          <table:table-cell table:style-name="ce64" table:formula="of:=[.E78]-[.B78]" office:value-type="currency" office:currency="USD" office:value="3" calcext:value-type="currency">
            <text:p>$3.00</text:p>
          </table:table-cell>
          <table:table-cell table:style-name="ce17" table:formula="of:=[.E78]/[.D78]" office:value-type="float" office:value="1.17862233620285" calcext:value-type="float">
            <text:p>1.1786223362028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9636-3512</text:p>
          </table:table-cell>
          <table:table-cell table:style-name="ce8" office:value-type="currency" office:currency="USD" office:value="679" calcext:value-type="currency">
            <text:p>$679.00</text:p>
          </table:table-cell>
          <table:table-cell table:style-name="ce64" office:value-type="currency" office:currency="USD" office:value="1034.18" calcext:value-type="currency">
            <text:p>$1,034.18</text:p>
          </table:table-cell>
          <table:table-cell table:style-name="ce64" table:formula="of:=[.C79]*0.56" office:value-type="currency" office:currency="USD" office:value="579.1408" calcext:value-type="currency">
            <text:p>$579.14</text:p>
          </table:table-cell>
          <table:table-cell table:style-name="ce64" office:value-type="currency" office:currency="USD" office:value="681" calcext:value-type="currency">
            <text:p>$681.00</text:p>
          </table:table-cell>
          <table:table-cell table:style-name="ce64" table:formula="of:=[.E79]-[.B79]" office:value-type="currency" office:currency="USD" office:value="2" calcext:value-type="currency">
            <text:p>$2.00</text:p>
          </table:table-cell>
          <table:table-cell table:style-name="ce17" table:formula="of:=[.E79]/[.D79]" office:value-type="float" office:value="1.17587985512331" calcext:value-type="float">
            <text:p>1.1758798551233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B</text:p>
          </table:table-cell>
          <table:table-cell table:style-name="ce8" office:value-type="currency" office:currency="USD" office:value="21" calcext:value-type="currency">
            <text:p>$21.00</text:p>
          </table:table-cell>
          <table:table-cell table:style-name="ce64" office:value-type="currency" office:currency="USD" office:value="27.83" calcext:value-type="currency">
            <text:p>$27.83</text:p>
          </table:table-cell>
          <table:table-cell table:style-name="ce64" table:formula="of:=[.C83]*0.56" office:value-type="currency" office:currency="USD" office:value="15.5848" calcext:value-type="currency">
            <text:p>$15.58</text:p>
          </table:table-cell>
          <table:table-cell table:style-name="ce64" office:value-type="currency" office:currency="USD" office:value="21.08" calcext:value-type="currency">
            <text:p>$21.08</text:p>
          </table:table-cell>
          <table:table-cell table:style-name="ce64" table:formula="of:=[.E83]-[.B83]" office:value-type="currency" office:currency="USD" office:value="0.0799999999999983" calcext:value-type="currency">
            <text:p>$0.08</text:p>
          </table:table-cell>
          <table:table-cell table:style-name="ce17" table:formula="of:=[.E83]/[.D83]" office:value-type="float" office:value="1.35259996920076" calcext:value-type="float">
            <text:p>1.35259996920076</text:p>
          </table:table-cell>
          <table:table-cell table:style-name="ce17" office:value-type="string" calcext:value-type="string">
            <text:p>mscdirec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4 Row Plastic Assembly Bin Ra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28AR4-P</text:p>
          </table:table-cell>
          <table:table-cell table:style-name="ce8" office:value-type="currency" office:currency="USD" office:value="177" calcext:value-type="currency">
            <text:p>$177.00</text:p>
          </table:table-cell>
          <table:table-cell table:style-name="ce64" office:value-type="currency" office:currency="USD" office:value="233.15" calcext:value-type="currency">
            <text:p>$233.15</text:p>
          </table:table-cell>
          <table:table-cell table:style-name="ce64" table:formula="of:=[.C87]*0.56" office:value-type="currency" office:currency="USD" office:value="130.564" calcext:value-type="currency">
            <text:p>$130.56</text:p>
          </table:table-cell>
          <table:table-cell table:style-name="ce64" office:value-type="currency" office:currency="USD" office:value="181.35" calcext:value-type="currency">
            <text:p>$181.35</text:p>
          </table:table-cell>
          <table:table-cell table:style-name="ce64" table:formula="of:=[.E87]-[.B87]" office:value-type="currency" office:currency="USD" office:value="4.34999999999999" calcext:value-type="currency">
            <text:p>$4.35</text:p>
          </table:table-cell>
          <table:table-cell table:style-name="ce17" table:formula="of:=[.E87]/[.D87]" office:value-type="float" office:value="1.38897398976747" calcext:value-type="float">
            <text:p>1.38897398976747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4 Shelf Lockable X-Ray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4DDXR</text:p>
          </table:table-cell>
          <table:table-cell table:style-name="ce8" office:value-type="currency" office:currency="USD" office:value="1117" calcext:value-type="currency">
            <text:p>$1,117.00</text:p>
          </table:table-cell>
          <table:table-cell table:style-name="ce64" office:value-type="currency" office:currency="USD" office:value="1531.13" calcext:value-type="currency">
            <text:p>$1,531.13</text:p>
          </table:table-cell>
          <table:table-cell table:style-name="ce64" table:formula="of:=[.C91]*0.56" office:value-type="currency" office:currency="USD" office:value="857.4328" calcext:value-type="currency">
            <text:p>$857.43</text:p>
          </table:table-cell>
          <table:table-cell table:style-name="ce64" office:value-type="currency" office:currency="USD" office:value="1156" calcext:value-type="currency">
            <text:p>$1,156.00</text:p>
          </table:table-cell>
          <table:table-cell table:style-name="ce64" table:formula="of:=[.E91]-[.B91]" office:value-type="currency" office:currency="USD" office:value="39" calcext:value-type="currency">
            <text:p>$39.00</text:p>
          </table:table-cell>
          <table:table-cell table:style-name="ce17" table:formula="of:=[.E91]/[.D91]" office:value-type="float" office:value="1.348210611957" calcext:value-type="float">
            <text:p>1.34821061195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4 Shelf Medical Record Storage Uni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4MR</text:p>
          </table:table-cell>
          <table:table-cell table:style-name="ce8" office:value-type="currency" office:currency="USD" office:value="484" calcext:value-type="currency">
            <text:p>$484.00</text:p>
          </table:table-cell>
          <table:table-cell table:style-name="ce64" office:value-type="currency" office:currency="USD" office:value="639.2" calcext:value-type="currency">
            <text:p>$639.20</text:p>
          </table:table-cell>
          <table:table-cell table:style-name="ce64" table:formula="of:=[.C95]*0.56" office:value-type="currency" office:currency="USD" office:value="357.952" calcext:value-type="currency">
            <text:p>$357.95</text:p>
          </table:table-cell>
          <table:table-cell table:style-name="ce64" office:value-type="currency" office:currency="USD" office:value="492.95" calcext:value-type="currency">
            <text:p>$492.95</text:p>
          </table:table-cell>
          <table:table-cell table:style-name="ce64" table:formula="of:=[.E95]-[.B95]" office:value-type="currency" office:currency="USD" office:value="8.94999999999999" calcext:value-type="currency">
            <text:p>$8.95</text:p>
          </table:table-cell>
          <table:table-cell table:style-name="ce17" table:formula="of:=[.E95]/[.D95]" office:value-type="float" office:value="1.37713995172537" calcext:value-type="float">
            <text:p>1.3771399517253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4 Shelf X-Ray Storage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4XR</text:p>
          </table:table-cell>
          <table:table-cell table:style-name="ce8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785.17" calcext:value-type="currency">
            <text:p>$785.17</text:p>
          </table:table-cell>
          <table:table-cell table:style-name="ce64" table:formula="of:=[.C99]*0.56" office:value-type="currency" office:currency="USD" office:value="439.6952" calcext:value-type="currency">
            <text:p>$439.70</text:p>
          </table:table-cell>
          <table:table-cell table:style-name="ce64" office:value-type="currency" office:currency="USD" office:value="614" calcext:value-type="currency">
            <text:p>$614.00</text:p>
          </table:table-cell>
          <table:table-cell table:style-name="ce64" table:formula="of:=[.E99]-[.B99]" office:value-type="currency" office:currency="USD" office:value="16" calcext:value-type="currency">
            <text:p>$16.00</text:p>
          </table:table-cell>
          <table:table-cell table:style-name="ce17" table:formula="of:=[.E99]/[.D99]" office:value-type="float" office:value="1.3964218849785" calcext:value-type="float">
            <text:p>1.396421884978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43" office:value-type="string" calcext:value-type="string">
            <text:p>4000 Series Electric Lift Workbench</text:p>
          </table:table-cell>
          <table:table-cell table:style-name="ce70" table:number-columns-repeated="2"/>
          <table:table-cell table:style-name="ce67"/>
          <table:table-cell table:style-name="ce70"/>
          <table:table-cell table:style-name="ce67"/>
          <table:table-cell table:style-name="ce52"/>
          <table:table-cell table:style-name="ce54"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4830-4000-E</text:p>
          </table:table-cell>
          <table:table-cell table:style-name="ce44" office:value-type="currency" office:currency="USD" office:value="1495" calcext:value-type="currency">
            <text:p>$1,495.00</text:p>
          </table:table-cell>
          <table:table-cell table:style-name="ce64" office:value-type="currency" office:currency="USD" office:value="2212.23" calcext:value-type="currency">
            <text:p>$2,212.23</text:p>
          </table:table-cell>
          <table:table-cell table:style-name="ce67" table:formula="of:=[.C103]*0.56" office:value-type="currency" office:currency="USD" office:value="1238.8488" calcext:value-type="currency">
            <text:p>$1,238.85</text:p>
          </table:table-cell>
          <table:table-cell table:style-name="ce64" office:value-type="currency" office:currency="USD" office:value="1249" calcext:value-type="currency">
            <text:p>$1,249.00</text:p>
          </table:table-cell>
          <table:table-cell table:style-name="ce64" table:formula="of:=[.E103]-[.B103]" office:value-type="currency" office:currency="USD" office:value="-246" calcext:value-type="currency">
            <text:p>-$246.00</text:p>
          </table:table-cell>
          <table:table-cell table:style-name="ce17" table:formula="of:=[.E103]/[.D103]" office:value-type="float" office:value="1.00819405887143" calcext:value-type="float">
            <text:p>1.0081940588714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4836-4000-E</text:p>
          </table:table-cell>
          <table:table-cell table:style-name="ce8" office:value-type="currency" office:currency="USD" office:value="1510" calcext:value-type="currency">
            <text:p>$1,510.00</text:p>
          </table:table-cell>
          <table:table-cell table:style-name="ce64" office:value-type="currency" office:currency="USD" office:value="2298.27" calcext:value-type="currency">
            <text:p>$2,298.27</text:p>
          </table:table-cell>
          <table:table-cell table:style-name="ce64" table:formula="of:=[.C104]*0.56" office:value-type="currency" office:currency="USD" office:value="1287.0312" calcext:value-type="currency">
            <text:p>$1,287.03</text:p>
          </table:table-cell>
          <table:table-cell table:style-name="ce64" office:value-type="currency" office:currency="USD" office:value="1529" calcext:value-type="currency">
            <text:p>$1,529.00</text:p>
          </table:table-cell>
          <table:table-cell table:style-name="ce64" table:formula="of:=[.E104]-[.B104]" office:value-type="currency" office:currency="USD" office:value="19" calcext:value-type="currency">
            <text:p>$19.00</text:p>
          </table:table-cell>
          <table:table-cell table:style-name="ce17" table:formula="of:=[.E104]/[.D104]" office:value-type="float" office:value="1.18800538790357" calcext:value-type="float">
            <text:p>1.1880053879035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6030-4000-E</text:p>
          </table:table-cell>
          <table:table-cell table:style-name="ce44" office:value-type="currency" office:currency="USD" office:value="1499" calcext:value-type="currency">
            <text:p>$1,499.00</text:p>
          </table:table-cell>
          <table:table-cell table:style-name="ce64" office:value-type="currency" office:currency="USD" office:value="2257.4" calcext:value-type="currency">
            <text:p>$2,257.40</text:p>
          </table:table-cell>
          <table:table-cell table:style-name="ce67" table:formula="of:=[.C105]*0.56" office:value-type="currency" office:currency="USD" office:value="1264.144" calcext:value-type="currency">
            <text:p>$1,264.14</text:p>
          </table:table-cell>
          <table:table-cell table:style-name="ce64" office:value-type="currency" office:currency="USD" office:value="1396" calcext:value-type="currency">
            <text:p>$1,396.00</text:p>
          </table:table-cell>
          <table:table-cell table:style-name="ce64" table:formula="of:=[.E105]-[.B105]" office:value-type="currency" office:currency="USD" office:value="-103" calcext:value-type="currency">
            <text:p>-$103.00</text:p>
          </table:table-cell>
          <table:table-cell table:style-name="ce17" table:formula="of:=[.E105]/[.D105]" office:value-type="float" office:value="1.10430457289676" calcext:value-type="float">
            <text:p>1.1043045728967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6036-4000-E</text:p>
          </table:table-cell>
          <table:table-cell table:style-name="ce8" office:value-type="currency" office:currency="USD" office:value="1699" calcext:value-type="currency">
            <text:p>$1,699.00</text:p>
          </table:table-cell>
          <table:table-cell table:style-name="ce64" office:value-type="currency" office:currency="USD" office:value="2334.64" calcext:value-type="currency">
            <text:p>$2,334.64</text:p>
          </table:table-cell>
          <table:table-cell table:style-name="ce64" table:formula="of:=[.C106]*0.56" office:value-type="currency" office:currency="USD" office:value="1307.3984" calcext:value-type="currency">
            <text:p>$1,307.40</text:p>
          </table:table-cell>
          <table:table-cell table:style-name="ce64"/>
          <table:table-cell table:style-name="ce64" table:formula="of:=[.E106]-[.B106]" office:value-type="currency" office:currency="USD" office:value="-1699" calcext:value-type="currency">
            <text:p>-$1,699.00</text:p>
          </table:table-cell>
          <table:table-cell table:style-name="ce17" table:formula="of:=[.E106]/[.D1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7230-4000-E</text:p>
          </table:table-cell>
          <table:table-cell table:style-name="ce8" office:value-type="currency" office:currency="USD" office:value="1549" calcext:value-type="currency">
            <text:p>$1,549.00</text:p>
          </table:table-cell>
          <table:table-cell table:style-name="ce64" office:value-type="currency" office:currency="USD" office:value="2357.08" calcext:value-type="currency">
            <text:p>$2,357.08</text:p>
          </table:table-cell>
          <table:table-cell table:style-name="ce64" table:formula="of:=[.C107]*0.56" office:value-type="currency" office:currency="USD" office:value="1319.9648" calcext:value-type="currency">
            <text:p>$1,319.96</text:p>
          </table:table-cell>
          <table:table-cell table:style-name="ce64" office:value-type="currency" office:currency="USD" office:value="1567" calcext:value-type="currency">
            <text:p>$1,567.00</text:p>
          </table:table-cell>
          <table:table-cell table:style-name="ce64" table:formula="of:=[.E107]-[.B107]" office:value-type="currency" office:currency="USD" office:value="18" calcext:value-type="currency">
            <text:p>$18.00</text:p>
          </table:table-cell>
          <table:table-cell table:style-name="ce17" table:formula="of:=[.E107]/[.D107]" office:value-type="float" office:value="1.18715286953107" calcext:value-type="float">
            <text:p>1.1871528695310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S7236-4000-E</text:p>
          </table:table-cell>
          <table:table-cell table:style-name="ce44" office:value-type="currency" office:currency="USD" office:value="1772" calcext:value-type="currency">
            <text:p>$1,772.00</text:p>
          </table:table-cell>
          <table:table-cell table:style-name="ce67" office:value-type="currency" office:currency="USD" office:value="2433.4" calcext:value-type="currency">
            <text:p>$2,433.40</text:p>
          </table:table-cell>
          <table:table-cell table:style-name="ce64" table:formula="of:=[.C108]*0.56" office:value-type="currency" office:currency="USD" office:value="1362.704" calcext:value-type="currency">
            <text:p>$1,362.70</text:p>
          </table:table-cell>
          <table:table-cell table:style-name="ce67"/>
          <table:table-cell table:style-name="ce67" table:formula="of:=[.E108]-[.B108]" office:value-type="currency" office:currency="USD" office:value="-1772" calcext:value-type="currency">
            <text:p>-$1,772.00</text:p>
          </table:table-cell>
          <table:table-cell table:style-name="ce52" table:formula="of:=[.E108]/[.D108]" office:value-type="float" office:value="0" calcext:value-type="float">
            <text:p>0</text:p>
          </table:table-cell>
          <table:table-cell table:style-name="ce52" office:value-type="string" calcext:value-type="string">
            <text:p>Not Found</text:p>
          </table:table-cell>
          <table:table-cell table:style-name="ce54" table:number-columns-repeated="1016"/>
        </table:table-row>
        <table:table-row table:style-name="ro2">
          <table:table-cell table:style-name="ce43" office:value-type="string" calcext:value-type="string">
            <text:p>S9630-4000-E</text:p>
          </table:table-cell>
          <table:table-cell table:style-name="ce44" office:value-type="currency" office:currency="USD" office:value="2582" calcext:value-type="currency">
            <text:p>$2,582.00</text:p>
          </table:table-cell>
          <table:table-cell table:style-name="ce67" office:value-type="currency" office:currency="USD" office:value="2741.26" calcext:value-type="currency">
            <text:p>$2,741.26</text:p>
          </table:table-cell>
          <table:table-cell table:style-name="ce64" table:formula="of:=[.C109]*0.56" office:value-type="currency" office:currency="USD" office:value="1535.1056" calcext:value-type="currency">
            <text:p>$1,535.11</text:p>
          </table:table-cell>
          <table:table-cell table:style-name="ce67"/>
          <table:table-cell table:style-name="ce67" table:formula="of:=[.E109]-[.B109]" office:value-type="currency" office:currency="USD" office:value="-2582" calcext:value-type="currency">
            <text:p>-$2,582.00</text:p>
          </table:table-cell>
          <table:table-cell table:style-name="ce52" table:formula="of:=[.E109]/[.D109]" office:value-type="float" office:value="0" calcext:value-type="float">
            <text:p>0</text:p>
          </table:table-cell>
          <table:table-cell table:style-name="ce52" office:value-type="string" calcext:value-type="string">
            <text:p>Not Found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S9636-4000-E</text:p>
          </table:table-cell>
          <table:table-cell table:style-name="ce8" office:value-type="currency" office:currency="USD" office:value="1829" calcext:value-type="currency">
            <text:p>$1,829.00</text:p>
          </table:table-cell>
          <table:table-cell table:style-name="ce64" office:value-type="currency" office:currency="USD" office:value="2792.95" calcext:value-type="currency">
            <text:p>$2,792.95</text:p>
          </table:table-cell>
          <table:table-cell table:style-name="ce64" table:formula="of:=[.C110]*0.56" office:value-type="currency" office:currency="USD" office:value="1564.052" calcext:value-type="currency">
            <text:p>$1,564.05</text:p>
          </table:table-cell>
          <table:table-cell table:style-name="ce64" office:value-type="currency" office:currency="USD" office:value="1858" calcext:value-type="currency">
            <text:p>$1,858.00</text:p>
          </table:table-cell>
          <table:table-cell table:style-name="ce64" table:formula="of:=[.E110]-[.B110]" office:value-type="currency" office:currency="USD" office:value="29" calcext:value-type="currency">
            <text:p>$29.00</text:p>
          </table:table-cell>
          <table:table-cell table:style-name="ce17" table:formula="of:=[.E110]/[.D110]" office:value-type="float" office:value="1.18794004291417" calcext:value-type="float">
            <text:p>1.1879400429141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44 Bin Combination Units - Multiple Size 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4312B2</text:p>
          </table:table-cell>
          <table:table-cell table:style-name="ce8" office:value-type="currency" office:currency="USD" office:value="2119" calcext:value-type="currency">
            <text:p>$2,119.00</text:p>
          </table:table-cell>
          <table:table-cell table:style-name="ce64" office:value-type="currency" office:currency="USD" office:value="2808.48" calcext:value-type="currency">
            <text:p>$2,808.48</text:p>
          </table:table-cell>
          <table:table-cell table:style-name="ce64" table:formula="of:=[.C114]*0.56" office:value-type="currency" office:currency="USD" office:value="1572.7488" calcext:value-type="currency">
            <text:p>$1,572.75</text:p>
          </table:table-cell>
          <table:table-cell table:style-name="ce64" office:value-type="currency" office:currency="USD" office:value="2128" calcext:value-type="currency">
            <text:p>$2,128.00</text:p>
          </table:table-cell>
          <table:table-cell table:style-name="ce64" table:formula="of:=[.E114]-[.B114]" office:value-type="currency" office:currency="USD" office:value="9" calcext:value-type="currency">
            <text:p>$9.00</text:p>
          </table:table-cell>
          <table:table-cell table:style-name="ce17" table:formula="of:=[.E114]/[.D114]" office:value-type="float" office:value="1.35304506352191" calcext:value-type="float">
            <text:p>1.3530450635219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5 Shelf Medical Record Storage Uni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5MR</text:p>
          </table:table-cell>
          <table:table-cell table:style-name="ce8" office:value-type="currency" office:currency="USD" office:value="579" calcext:value-type="currency">
            <text:p>$579.00</text:p>
          </table:table-cell>
          <table:table-cell table:style-name="ce64" office:value-type="currency" office:currency="USD" office:value="772.66" calcext:value-type="currency">
            <text:p>$772.66</text:p>
          </table:table-cell>
          <table:table-cell table:style-name="ce64" table:formula="of:=[.C118]*0.56" office:value-type="currency" office:currency="USD" office:value="432.6896" calcext:value-type="currency">
            <text:p>$432.69</text:p>
          </table:table-cell>
          <table:table-cell table:style-name="ce64" office:value-type="currency" office:currency="USD" office:value="592" calcext:value-type="currency">
            <text:p>$592.00</text:p>
          </table:table-cell>
          <table:table-cell table:style-name="ce64" table:formula="of:=[.E118]-[.B118]" office:value-type="currency" office:currency="USD" office:value="13" calcext:value-type="currency">
            <text:p>$13.00</text:p>
          </table:table-cell>
          <table:table-cell table:style-name="ce17" table:formula="of:=[.E118]/[.D118]" office:value-type="float" office:value="1.36818633958385" calcext:value-type="float">
            <text:p>1.3681863395838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5 Shelf X-Ray Storage Shelv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5XR</text:p>
          </table:table-cell>
          <table:table-cell table:style-name="ce8" office:value-type="currency" office:currency="USD" office:value="698" calcext:value-type="currency">
            <text:p>$698.00</text:p>
          </table:table-cell>
          <table:table-cell table:style-name="ce64" office:value-type="currency" office:currency="USD" office:value="953.44" calcext:value-type="currency">
            <text:p>$953.44</text:p>
          </table:table-cell>
          <table:table-cell table:style-name="ce64" table:formula="of:=[.C122]*0.56" office:value-type="currency" office:currency="USD" office:value="533.9264" calcext:value-type="currency">
            <text:p>$533.93</text:p>
          </table:table-cell>
          <table:table-cell table:style-name="ce64" office:value-type="currency" office:currency="USD" office:value="728" calcext:value-type="currency">
            <text:p>$728.00</text:p>
          </table:table-cell>
          <table:table-cell table:style-name="ce64" table:formula="of:=[.E122]-[.B122]" office:value-type="currency" office:currency="USD" office:value="30" calcext:value-type="currency">
            <text:p>$30.00</text:p>
          </table:table-cell>
          <table:table-cell table:style-name="ce17" table:formula="of:=[.E122]/[.D122]" office:value-type="float" office:value="1.36348380600772" calcext:value-type="float">
            <text:p>1.3634838060077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6 Comp. Stackrack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6BCU-2</text:p>
          </table:table-cell>
          <table:table-cell table:style-name="ce8" office:value-type="currency" office:currency="USD" office:value="358" calcext:value-type="currency">
            <text:p>$358.00</text:p>
          </table:table-cell>
          <table:table-cell table:style-name="ce64" office:value-type="currency" office:currency="USD" office:value="464.64" calcext:value-type="currency">
            <text:p>$464.64</text:p>
          </table:table-cell>
          <table:table-cell table:style-name="ce64" table:formula="of:=[.C126]*0.56" office:value-type="currency" office:currency="USD" office:value="260.1984" calcext:value-type="currency">
            <text:p>$260.20</text:p>
          </table:table-cell>
          <table:table-cell table:style-name="ce64" office:value-type="currency" office:currency="USD" office:value="360.95" calcext:value-type="currency">
            <text:p>$360.95</text:p>
          </table:table-cell>
          <table:table-cell table:style-name="ce64" table:formula="of:=[.E126]-[.B126]" office:value-type="currency" office:currency="USD" office:value="2.94999999999999" calcext:value-type="currency">
            <text:p>$2.95</text:p>
          </table:table-cell>
          <table:table-cell table:style-name="ce17" table:formula="of:=[.E126]/[.D126]" office:value-type="float" office:value="1.38721068231011" calcext:value-type="float">
            <text:p>1.3872106823101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800 Series Double Hopper Box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81</text:p>
          </table:table-cell>
          <table:table-cell table:style-name="ce8" office:value-type="currency" office:currency="USD" office:value="31.5" calcext:value-type="currency">
            <text:p>$31.50</text:p>
          </table:table-cell>
          <table:table-cell table:style-name="ce64" office:value-type="currency" office:currency="USD" office:value="42.79" calcext:value-type="currency">
            <text:p>$42.79</text:p>
          </table:table-cell>
          <table:table-cell table:style-name="ce64" table:formula="of:=[.C130]*0.56" office:value-type="currency" office:currency="USD" office:value="23.9624" calcext:value-type="currency">
            <text:p>$23.96</text:p>
          </table:table-cell>
          <table:table-cell table:style-name="ce64" office:value-type="currency" office:currency="USD" office:value="31.95" calcext:value-type="currency">
            <text:p>$31.95</text:p>
          </table:table-cell>
          <table:table-cell table:style-name="ce64" table:formula="of:=[.E130]-[.B130]" office:value-type="currency" office:currency="USD" office:value="0.449999999999999" calcext:value-type="currency">
            <text:p>$0.45</text:p>
          </table:table-cell>
          <table:table-cell table:style-name="ce17" table:formula="of:=[.E130]/[.D130]" office:value-type="float" office:value="1.33333889760625" calcext:value-type="float">
            <text:p>1.3333388976062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82</text:p>
          </table:table-cell>
          <table:table-cell table:style-name="ce8" office:value-type="currency" office:currency="USD" office:value="36.5" calcext:value-type="currency">
            <text:p>$36.50</text:p>
          </table:table-cell>
          <table:table-cell table:style-name="ce64" office:value-type="currency" office:currency="USD" office:value="47.32" calcext:value-type="currency">
            <text:p>$47.32</text:p>
          </table:table-cell>
          <table:table-cell table:style-name="ce64" table:formula="of:=[.C131]*0.56" office:value-type="currency" office:currency="USD" office:value="26.4992" calcext:value-type="currency">
            <text:p>$26.50</text:p>
          </table:table-cell>
          <table:table-cell table:style-name="ce64" office:value-type="currency" office:currency="USD" office:value="36.95" calcext:value-type="currency">
            <text:p>$36.95</text:p>
          </table:table-cell>
          <table:table-cell table:style-name="ce64" table:formula="of:=[.E131]-[.B131]" office:value-type="currency" office:currency="USD" office:value="0.450000000000003" calcext:value-type="currency">
            <text:p>$0.45</text:p>
          </table:table-cell>
          <table:table-cell table:style-name="ce17" table:formula="of:=[.E131]/[.D131]" office:value-type="float" office:value="1.39438171718392" calcext:value-type="float">
            <text:p>1.394381717183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83</text:p>
          </table:table-cell>
          <table:table-cell table:style-name="ce8" office:value-type="currency" office:currency="USD" office:value="40.5" calcext:value-type="currency">
            <text:p>$40.50</text:p>
          </table:table-cell>
          <table:table-cell table:style-name="ce64" office:value-type="currency" office:currency="USD" office:value="53.45" calcext:value-type="currency">
            <text:p>$53.45</text:p>
          </table:table-cell>
          <table:table-cell table:style-name="ce64" table:formula="of:=[.C132]*0.56" office:value-type="currency" office:currency="USD" office:value="29.932" calcext:value-type="currency">
            <text:p>$29.93</text:p>
          </table:table-cell>
          <table:table-cell table:style-name="ce64" office:value-type="currency" office:currency="USD" office:value="40.95" calcext:value-type="currency">
            <text:p>$40.95</text:p>
          </table:table-cell>
          <table:table-cell table:style-name="ce64" table:formula="of:=[.E132]-[.B132]" office:value-type="currency" office:currency="USD" office:value="0.450000000000003" calcext:value-type="currency">
            <text:p>$0.45</text:p>
          </table:table-cell>
          <table:table-cell table:style-name="ce17" table:formula="of:=[.E132]/[.D132]" office:value-type="float" office:value="1.36810102899906" calcext:value-type="float">
            <text:p>1.3681010289990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84</text:p>
          </table:table-cell>
          <table:table-cell table:style-name="ce8" office:value-type="currency" office:currency="USD" office:value="50.5" calcext:value-type="currency">
            <text:p>$50.50</text:p>
          </table:table-cell>
          <table:table-cell table:style-name="ce64" office:value-type="currency" office:currency="USD" office:value="65.63" calcext:value-type="currency">
            <text:p>$65.63</text:p>
          </table:table-cell>
          <table:table-cell table:style-name="ce64" table:formula="of:=[.C133]*0.56" office:value-type="currency" office:currency="USD" office:value="36.7528" calcext:value-type="currency">
            <text:p>$36.75</text:p>
          </table:table-cell>
          <table:table-cell table:style-name="ce64" office:value-type="currency" office:currency="USD" office:value="50.95" calcext:value-type="currency">
            <text:p>$50.95</text:p>
          </table:table-cell>
          <table:table-cell table:style-name="ce64" table:formula="of:=[.E133]-[.B133]" office:value-type="currency" office:currency="USD" office:value="0.450000000000003" calcext:value-type="currency">
            <text:p>$0.45</text:p>
          </table:table-cell>
          <table:table-cell table:style-name="ce17" table:formula="of:=[.E133]/[.D133]" office:value-type="float" office:value="1.38628893580897" calcext:value-type="float">
            <text:p>1.3862889358089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85</text:p>
          </table:table-cell>
          <table:table-cell table:style-name="ce8" office:value-type="currency" office:currency="USD" office:value="30.8" calcext:value-type="currency">
            <text:p>$30.80</text:p>
          </table:table-cell>
          <table:table-cell table:style-name="ce64" office:value-type="currency" office:currency="USD" office:value="39.98" calcext:value-type="currency">
            <text:p>$39.98</text:p>
          </table:table-cell>
          <table:table-cell table:style-name="ce64" table:formula="of:=[.C134]*0.56" office:value-type="currency" office:currency="USD" office:value="22.3888" calcext:value-type="currency">
            <text:p>$22.39</text:p>
          </table:table-cell>
          <table:table-cell table:style-name="ce64" office:value-type="currency" office:currency="USD" office:value="30.95" calcext:value-type="currency">
            <text:p>$30.95</text:p>
          </table:table-cell>
          <table:table-cell table:style-name="ce64" table:formula="of:=[.E134]-[.B134]" office:value-type="currency" office:currency="USD" office:value="0.149999999999999" calcext:value-type="currency">
            <text:p>$0.15</text:p>
          </table:table-cell>
          <table:table-cell table:style-name="ce17" table:formula="of:=[.E134]/[.D134]" office:value-type="float" office:value="1.38238762238262" calcext:value-type="float">
            <text:p>1.3823876223826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800 Series Single Hopper Box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01</text:p>
          </table:table-cell>
          <table:table-cell table:style-name="ce8" office:value-type="currency" office:currency="USD" office:value="30.8" calcext:value-type="currency">
            <text:p>$30.80</text:p>
          </table:table-cell>
          <table:table-cell table:style-name="ce64" office:value-type="currency" office:currency="USD" office:value="39" calcext:value-type="currency">
            <text:p>$39.00</text:p>
          </table:table-cell>
          <table:table-cell table:style-name="ce64" table:formula="of:=[.C138]*0.56" office:value-type="currency" office:currency="USD" office:value="21.84" calcext:value-type="currency">
            <text:p>$21.84</text:p>
          </table:table-cell>
          <table:table-cell table:style-name="ce64" office:value-type="currency" office:currency="USD" office:value="30.95" calcext:value-type="currency">
            <text:p>$30.95</text:p>
          </table:table-cell>
          <table:table-cell table:style-name="ce64" table:formula="of:=[.E138]-[.B138]" office:value-type="currency" office:currency="USD" office:value="0.149999999999999" calcext:value-type="currency">
            <text:p>$0.15</text:p>
          </table:table-cell>
          <table:table-cell table:style-name="ce17" table:formula="of:=[.E138]/[.D138]" office:value-type="float" office:value="1.41712454212454" calcext:value-type="float">
            <text:p>1.4171245421245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02</text:p>
          </table:table-cell>
          <table:table-cell table:style-name="ce8" office:value-type="currency" office:currency="USD" office:value="33.8" calcext:value-type="currency">
            <text:p>$33.80</text:p>
          </table:table-cell>
          <table:table-cell table:style-name="ce64" office:value-type="currency" office:currency="USD" office:value="44" calcext:value-type="currency">
            <text:p>$44.00</text:p>
          </table:table-cell>
          <table:table-cell table:style-name="ce64" table:formula="of:=[.C139]*0.56" office:value-type="currency" office:currency="USD" office:value="24.64" calcext:value-type="currency">
            <text:p>$24.64</text:p>
          </table:table-cell>
          <table:table-cell table:style-name="ce64" office:value-type="currency" office:currency="USD" office:value="33.95" calcext:value-type="currency">
            <text:p>$33.95</text:p>
          </table:table-cell>
          <table:table-cell table:style-name="ce64" table:formula="of:=[.E139]-[.B139]" office:value-type="currency" office:currency="USD" office:value="0.150000000000006" calcext:value-type="currency">
            <text:p>$0.15</text:p>
          </table:table-cell>
          <table:table-cell table:style-name="ce17" table:formula="of:=[.E139]/[.D139]" office:value-type="float" office:value="1.37784090909091" calcext:value-type="float">
            <text:p>1.3778409090909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03</text:p>
          </table:table-cell>
          <table:table-cell table:style-name="ce8" office:value-type="currency" office:currency="USD" office:value="38.75" calcext:value-type="currency">
            <text:p>$38.75</text:p>
          </table:table-cell>
          <table:table-cell table:style-name="ce64" office:value-type="currency" office:currency="USD" office:value="50.25" calcext:value-type="currency">
            <text:p>$50.25</text:p>
          </table:table-cell>
          <table:table-cell table:style-name="ce64" table:formula="of:=[.C140]*0.56" office:value-type="currency" office:currency="USD" office:value="28.14" calcext:value-type="currency">
            <text:p>$28.14</text:p>
          </table:table-cell>
          <table:table-cell table:style-name="ce64" office:value-type="currency" office:currency="USD" office:value="38.95" calcext:value-type="currency">
            <text:p>$38.95</text:p>
          </table:table-cell>
          <table:table-cell table:style-name="ce64" table:formula="of:=[.E140]-[.B140]" office:value-type="currency" office:currency="USD" office:value="0.200000000000003" calcext:value-type="currency">
            <text:p>$0.20</text:p>
          </table:table-cell>
          <table:table-cell table:style-name="ce17" table:formula="of:=[.E140]/[.D140]" office:value-type="float" office:value="1.38415067519545" calcext:value-type="float">
            <text:p>1.3841506751954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04</text:p>
          </table:table-cell>
          <table:table-cell table:style-name="ce8" office:value-type="currency" office:currency="USD" office:value="48.75" calcext:value-type="currency">
            <text:p>$48.75</text:p>
          </table:table-cell>
          <table:table-cell table:style-name="ce64" office:value-type="currency" office:currency="USD" office:value="63.97" calcext:value-type="currency">
            <text:p>$63.97</text:p>
          </table:table-cell>
          <table:table-cell table:style-name="ce64" table:formula="of:=[.C141]*0.56" office:value-type="currency" office:currency="USD" office:value="35.8232" calcext:value-type="currency">
            <text:p>$35.82</text:p>
          </table:table-cell>
          <table:table-cell table:style-name="ce64" office:value-type="currency" office:currency="USD" office:value="48.95" calcext:value-type="currency">
            <text:p>$48.95</text:p>
          </table:table-cell>
          <table:table-cell table:style-name="ce64" table:formula="of:=[.E141]-[.B141]" office:value-type="currency" office:currency="USD" office:value="0.200000000000003" calcext:value-type="currency">
            <text:p>$0.20</text:p>
          </table:table-cell>
          <table:table-cell table:style-name="ce17" table:formula="of:=[.E141]/[.D141]" office:value-type="float" office:value="1.36643292614842" calcext:value-type="float">
            <text:p>1.3664329261484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05</text:p>
          </table:table-cell>
          <table:table-cell table:style-name="ce8" office:value-type="currency" office:currency="USD" office:value="27.8" calcext:value-type="currency">
            <text:p>$27.80</text:p>
          </table:table-cell>
          <table:table-cell table:style-name="ce64" office:value-type="currency" office:currency="USD" office:value="35.99" calcext:value-type="currency">
            <text:p>$35.99</text:p>
          </table:table-cell>
          <table:table-cell table:style-name="ce64" table:formula="of:=[.C142]*0.56" office:value-type="currency" office:currency="USD" office:value="20.1544" calcext:value-type="currency">
            <text:p>$20.15</text:p>
          </table:table-cell>
          <table:table-cell table:style-name="ce64" office:value-type="currency" office:currency="USD" office:value="27.95" calcext:value-type="currency">
            <text:p>$27.95</text:p>
          </table:table-cell>
          <table:table-cell table:style-name="ce64" table:formula="of:=[.E142]-[.B142]" office:value-type="currency" office:currency="USD" office:value="0.149999999999999" calcext:value-type="currency">
            <text:p>$0.15</text:p>
          </table:table-cell>
          <table:table-cell table:style-name="ce17" table:formula="of:=[.E142]/[.D142]" office:value-type="float" office:value="1.38679395070059" calcext:value-type="float">
            <text:p>1.3867939507005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800 Series Stackbox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51</text:p>
          </table:table-cell>
          <table:table-cell table:style-name="ce8" office:value-type="currency" office:currency="USD" office:value="25.8" calcext:value-type="currency">
            <text:p>$25.80</text:p>
          </table:table-cell>
          <table:table-cell table:style-name="ce64" office:value-type="currency" office:currency="USD" office:value="33.92" calcext:value-type="currency">
            <text:p>$33.92</text:p>
          </table:table-cell>
          <table:table-cell table:style-name="ce64" table:formula="of:=[.C146]*0.56" office:value-type="currency" office:currency="USD" office:value="18.9952" calcext:value-type="currency">
            <text:p>$19.00</text:p>
          </table:table-cell>
          <table:table-cell table:style-name="ce64" office:value-type="currency" office:currency="USD" office:value="25.95" calcext:value-type="currency">
            <text:p>$25.95</text:p>
          </table:table-cell>
          <table:table-cell table:style-name="ce64" table:formula="of:=[.E146]-[.B146]" office:value-type="currency" office:currency="USD" office:value="0.149999999999999" calcext:value-type="currency">
            <text:p>$0.15</text:p>
          </table:table-cell>
          <table:table-cell table:style-name="ce17" table:formula="of:=[.E146]/[.D146]" office:value-type="float" office:value="1.36613460242588" calcext:value-type="float">
            <text:p>1.3661346024258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52</text:p>
          </table:table-cell>
          <table:table-cell table:style-name="ce8" office:value-type="currency" office:currency="USD" office:value="30.8" calcext:value-type="currency">
            <text:p>$30.80</text:p>
          </table:table-cell>
          <table:table-cell table:style-name="ce64" office:value-type="currency" office:currency="USD" office:value="40.31" calcext:value-type="currency">
            <text:p>$40.31</text:p>
          </table:table-cell>
          <table:table-cell table:style-name="ce64" table:formula="of:=[.C147]*0.56" office:value-type="currency" office:currency="USD" office:value="22.5736" calcext:value-type="currency">
            <text:p>$22.57</text:p>
          </table:table-cell>
          <table:table-cell table:style-name="ce64" office:value-type="currency" office:currency="USD" office:value="30.95" calcext:value-type="currency">
            <text:p>$30.95</text:p>
          </table:table-cell>
          <table:table-cell table:style-name="ce64" table:formula="of:=[.E147]-[.B147]" office:value-type="currency" office:currency="USD" office:value="0.149999999999999" calcext:value-type="currency">
            <text:p>$0.15</text:p>
          </table:table-cell>
          <table:table-cell table:style-name="ce17" table:formula="of:=[.E147]/[.D147]" office:value-type="float" office:value="1.37107063117979" calcext:value-type="float">
            <text:p>1.3710706311797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53</text:p>
          </table:table-cell>
          <table:table-cell table:style-name="ce8" office:value-type="currency" office:currency="USD" office:value="32.8" calcext:value-type="currency">
            <text:p>$32.80</text:p>
          </table:table-cell>
          <table:table-cell table:style-name="ce64" office:value-type="currency" office:currency="USD" office:value="42.05" calcext:value-type="currency">
            <text:p>$42.05</text:p>
          </table:table-cell>
          <table:table-cell table:style-name="ce64" table:formula="of:=[.C148]*0.56" office:value-type="currency" office:currency="USD" office:value="23.548" calcext:value-type="currency">
            <text:p>$23.55</text:p>
          </table:table-cell>
          <table:table-cell table:style-name="ce64" office:value-type="currency" office:currency="USD" office:value="32.95" calcext:value-type="currency">
            <text:p>$32.95</text:p>
          </table:table-cell>
          <table:table-cell table:style-name="ce64" table:formula="of:=[.E148]-[.B148]" office:value-type="currency" office:currency="USD" office:value="0.150000000000006" calcext:value-type="currency">
            <text:p>$0.15</text:p>
          </table:table-cell>
          <table:table-cell table:style-name="ce17" table:formula="of:=[.E148]/[.D148]" office:value-type="float" office:value="1.39926957703414" calcext:value-type="float">
            <text:p>1.3992695770341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54</text:p>
          </table:table-cell>
          <table:table-cell table:style-name="ce8" office:value-type="currency" office:currency="USD" office:value="45.8" calcext:value-type="currency">
            <text:p>$45.80</text:p>
          </table:table-cell>
          <table:table-cell table:style-name="ce64" office:value-type="currency" office:currency="USD" office:value="59.34" calcext:value-type="currency">
            <text:p>$59.34</text:p>
          </table:table-cell>
          <table:table-cell table:style-name="ce64" table:formula="of:=[.C149]*0.56" office:value-type="currency" office:currency="USD" office:value="33.2304" calcext:value-type="currency">
            <text:p>$33.23</text:p>
          </table:table-cell>
          <table:table-cell table:style-name="ce64" office:value-type="currency" office:currency="USD" office:value="45.95" calcext:value-type="currency">
            <text:p>$45.95</text:p>
          </table:table-cell>
          <table:table-cell table:style-name="ce64" table:formula="of:=[.E149]-[.B149]" office:value-type="currency" office:currency="USD" office:value="0.150000000000006" calcext:value-type="currency">
            <text:p>$0.15</text:p>
          </table:table-cell>
          <table:table-cell table:style-name="ce17" table:formula="of:=[.E149]/[.D149]" office:value-type="float" office:value="1.38276999374067" calcext:value-type="float">
            <text:p>1.3827699937406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55</text:p>
          </table:table-cell>
          <table:table-cell table:style-name="ce8" office:value-type="currency" office:currency="USD" office:value="23.65" calcext:value-type="currency">
            <text:p>$23.65</text:p>
          </table:table-cell>
          <table:table-cell table:style-name="ce64" office:value-type="currency" office:currency="USD" office:value="31.1" calcext:value-type="currency">
            <text:p>$31.10</text:p>
          </table:table-cell>
          <table:table-cell table:style-name="ce64" table:formula="of:=[.C150]*0.56" office:value-type="currency" office:currency="USD" office:value="17.416" calcext:value-type="currency">
            <text:p>$17.42</text:p>
          </table:table-cell>
          <table:table-cell table:style-name="ce64" office:value-type="currency" office:currency="USD" office:value="23.75" calcext:value-type="currency">
            <text:p>$23.75</text:p>
          </table:table-cell>
          <table:table-cell table:style-name="ce64" table:formula="of:=[.E150]-[.B150]" office:value-type="currency" office:currency="USD" office:value="0.100000000000001" calcext:value-type="currency">
            <text:p>$0.10</text:p>
          </table:table-cell>
          <table:table-cell table:style-name="ce17" table:formula="of:=[.E150]/[.D150]" office:value-type="float" office:value="1.36368856224162" calcext:value-type="float">
            <text:p>1.3636885622416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800 Series Stackrack System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911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64" office:value-type="currency" office:currency="USD" office:value="27.89" calcext:value-type="currency">
            <text:p>$27.89</text:p>
          </table:table-cell>
          <table:table-cell table:style-name="ce64" table:formula="of:=[.C154]*0.56" office:value-type="currency" office:currency="USD" office:value="15.6184" calcext:value-type="currency">
            <text:p>$15.62</text:p>
          </table:table-cell>
          <table:table-cell table:style-name="ce64"/>
          <table:table-cell table:style-name="ce64" table:formula="of:=[.E154]-[.B154]" office:value-type="currency" office:currency="USD" office:value="-24" calcext:value-type="currency">
            <text:p>-$24.00</text:p>
          </table:table-cell>
          <table:table-cell table:style-name="ce17" table:formula="of:=[.E154]/[.D15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912</text:p>
          </table:table-cell>
          <table:table-cell table:style-name="ce8" office:value-type="currency" office:currency="USD" office:value="28" calcext:value-type="currency">
            <text:p>$28.00</text:p>
          </table:table-cell>
          <table:table-cell table:style-name="ce64" office:value-type="currency" office:currency="USD" office:value="32.92" calcext:value-type="currency">
            <text:p>$32.92</text:p>
          </table:table-cell>
          <table:table-cell table:style-name="ce64" table:formula="of:=[.C155]*0.56" office:value-type="currency" office:currency="USD" office:value="18.4352" calcext:value-type="currency">
            <text:p>$18.44</text:p>
          </table:table-cell>
          <table:table-cell table:style-name="ce64"/>
          <table:table-cell table:style-name="ce64" table:formula="of:=[.E155]-[.B155]" office:value-type="currency" office:currency="USD" office:value="-28" calcext:value-type="currency">
            <text:p>-$28.00</text:p>
          </table:table-cell>
          <table:table-cell table:style-name="ce17" table:formula="of:=[.E155]/[.D15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913</text:p>
          </table:table-cell>
          <table:table-cell table:style-name="ce8" office:value-type="currency" office:currency="USD" office:value="28" calcext:value-type="currency">
            <text:p>$28.00</text:p>
          </table:table-cell>
          <table:table-cell table:style-name="ce64" office:value-type="currency" office:currency="USD" office:value="33.22" calcext:value-type="currency">
            <text:p>$33.22</text:p>
          </table:table-cell>
          <table:table-cell table:style-name="ce64" table:formula="of:=[.C156]*0.56" office:value-type="currency" office:currency="USD" office:value="18.6032" calcext:value-type="currency">
            <text:p>$18.60</text:p>
          </table:table-cell>
          <table:table-cell table:style-name="ce64"/>
          <table:table-cell table:style-name="ce64" table:formula="of:=[.E156]-[.B156]" office:value-type="currency" office:currency="USD" office:value="-28" calcext:value-type="currency">
            <text:p>-$28.00</text:p>
          </table:table-cell>
          <table:table-cell table:style-name="ce17" table:formula="of:=[.E156]/[.D15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914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64" office:value-type="currency" office:currency="USD" office:value="56.59" calcext:value-type="currency">
            <text:p>$56.59</text:p>
          </table:table-cell>
          <table:table-cell table:style-name="ce64" table:formula="of:=[.C157]*0.56" office:value-type="currency" office:currency="USD" office:value="31.6904" calcext:value-type="currency">
            <text:p>$31.69</text:p>
          </table:table-cell>
          <table:table-cell table:style-name="ce64"/>
          <table:table-cell table:style-name="ce64" table:formula="of:=[.E157]-[.B157]" office:value-type="currency" office:currency="USD" office:value="-47" calcext:value-type="currency">
            <text:p>-$47.00</text:p>
          </table:table-cell>
          <table:table-cell table:style-name="ce17" table:formula="of:=[.E157]/[.D15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915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64" office:value-type="currency" office:currency="USD" office:value="27.89" calcext:value-type="currency">
            <text:p>$27.89</text:p>
          </table:table-cell>
          <table:table-cell table:style-name="ce64" table:formula="of:=[.C158]*0.56" office:value-type="currency" office:currency="USD" office:value="15.6184" calcext:value-type="currency">
            <text:p>$15.62</text:p>
          </table:table-cell>
          <table:table-cell table:style-name="ce64"/>
          <table:table-cell table:style-name="ce64" table:formula="of:=[.E158]-[.B158]" office:value-type="currency" office:currency="USD" office:value="-24" calcext:value-type="currency">
            <text:p>-$24.00</text:p>
          </table:table-cell>
          <table:table-cell table:style-name="ce17" table:formula="of:=[.E158]/[.D15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Enclosed Computer Cabine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-ENCOMP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64" office:value-type="currency" office:currency="USD" office:value="1422.36" calcext:value-type="currency">
            <text:p>$1,422.36</text:p>
          </table:table-cell>
          <table:table-cell table:style-name="ce64" table:formula="of:=[.C162]*0.56" office:value-type="currency" office:currency="USD" office:value="796.5216" calcext:value-type="currency">
            <text:p>$796.52</text:p>
          </table:table-cell>
          <table:table-cell table:style-name="ce64"/>
          <table:table-cell table:style-name="ce64" table:formula="of:=[.E162]-[.B162]" office:value-type="currency" office:currency="USD" office:value="-1199" calcext:value-type="currency">
            <text:p>-$1,199.00</text:p>
          </table:table-cell>
          <table:table-cell table:style-name="ce17" table:formula="of:=[.E162]/[.D16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Fully Welded ESD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-2824-FWESD</text:p>
          </table:table-cell>
          <table:table-cell table:style-name="ce8" office:value-type="currency" office:currency="USD" office:value="729" calcext:value-type="currency">
            <text:p>$729.00</text:p>
          </table:table-cell>
          <table:table-cell table:style-name="ce64" office:value-type="currency" office:currency="USD" office:value="846.14" calcext:value-type="currency">
            <text:p>$846.14</text:p>
          </table:table-cell>
          <table:table-cell table:style-name="ce64" table:formula="of:=[.C166]*0.56" office:value-type="currency" office:currency="USD" office:value="473.8384" calcext:value-type="currency">
            <text:p>$473.84</text:p>
          </table:table-cell>
          <table:table-cell table:style-name="ce64"/>
          <table:table-cell table:style-name="ce64" table:formula="of:=[.E166]-[.B166]" office:value-type="currency" office:currency="USD" office:value="-729" calcext:value-type="currency">
            <text:p>-$729.00</text:p>
          </table:table-cell>
          <table:table-cell table:style-name="ce17" table:formula="of:=[.E166]/[.D16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-3624-FWESD</text:p>
          </table:table-cell>
          <table:table-cell table:style-name="ce8" office:value-type="currency" office:currency="USD" office:value="810" calcext:value-type="currency">
            <text:p>$810.00</text:p>
          </table:table-cell>
          <table:table-cell table:style-name="ce64" office:value-type="currency" office:currency="USD" office:value="933.49" calcext:value-type="currency">
            <text:p>$933.49</text:p>
          </table:table-cell>
          <table:table-cell table:style-name="ce64" table:formula="of:=[.C167]*0.56" office:value-type="currency" office:currency="USD" office:value="522.7544" calcext:value-type="currency">
            <text:p>$522.75</text:p>
          </table:table-cell>
          <table:table-cell table:style-name="ce64"/>
          <table:table-cell table:style-name="ce64" table:formula="of:=[.E167]-[.B167]" office:value-type="currency" office:currency="USD" office:value="-810" calcext:value-type="currency">
            <text:p>-$810.00</text:p>
          </table:table-cell>
          <table:table-cell table:style-name="ce17" table:formula="of:=[.E167]/[.D16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-4824-FWESD</text:p>
          </table:table-cell>
          <table:table-cell table:style-name="ce8" office:value-type="currency" office:currency="USD" office:value="939" calcext:value-type="currency">
            <text:p>$939.00</text:p>
          </table:table-cell>
          <table:table-cell table:style-name="ce64" office:value-type="currency" office:currency="USD" office:value="1064.5" calcext:value-type="currency">
            <text:p>$1,064.50</text:p>
          </table:table-cell>
          <table:table-cell table:style-name="ce64" table:formula="of:=[.C168]*0.56" office:value-type="currency" office:currency="USD" office:value="596.12" calcext:value-type="currency">
            <text:p>$596.12</text:p>
          </table:table-cell>
          <table:table-cell table:style-name="ce64"/>
          <table:table-cell table:style-name="ce64" table:formula="of:=[.E168]-[.B168]" office:value-type="currency" office:currency="USD" office:value="-939" calcext:value-type="currency">
            <text:p>-$939.00</text:p>
          </table:table-cell>
          <table:table-cell table:style-name="ce17" table:formula="of:=[.E168]/[.D16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Heavy Duty Mechanics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-HDM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64" office:value-type="currency" office:currency="USD" office:value="577" calcext:value-type="currency">
            <text:p>$577.00</text:p>
          </table:table-cell>
          <table:table-cell table:style-name="ce64" table:formula="of:=[.C172]*0.56" office:value-type="currency" office:currency="USD" office:value="323.12" calcext:value-type="currency">
            <text:p>$323.12</text:p>
          </table:table-cell>
          <table:table-cell table:style-name="ce64"/>
          <table:table-cell table:style-name="ce64" table:formula="of:=[.E172]-[.B172]" office:value-type="currency" office:currency="USD" office:value="-499" calcext:value-type="currency">
            <text:p>-$499.00</text:p>
          </table:table-cell>
          <table:table-cell table:style-name="ce17" table:formula="of:=[.E172]/[.D17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bile Bin Unit with 30 No. 2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MB3-30</text:p>
          </table:table-cell>
          <table:table-cell table:style-name="ce8" office:value-type="currency" office:currency="USD" office:value="1129" calcext:value-type="currency">
            <text:p>$1,129.00</text:p>
          </table:table-cell>
          <table:table-cell table:style-name="ce64" office:value-type="currency" office:currency="USD" office:value="1483.55" calcext:value-type="currency">
            <text:p>$1,483.55</text:p>
          </table:table-cell>
          <table:table-cell table:style-name="ce64" table:formula="of:=[.C176]*0.56" office:value-type="currency" office:currency="USD" office:value="830.788" calcext:value-type="currency">
            <text:p>$830.79</text:p>
          </table:table-cell>
          <table:table-cell table:style-name="ce64" office:value-type="currency" office:currency="USD" office:value="1150" calcext:value-type="currency">
            <text:p>$1,150.00</text:p>
          </table:table-cell>
          <table:table-cell table:style-name="ce64" table:formula="of:=[.E176]-[.B176]" office:value-type="currency" office:currency="USD" office:value="21" calcext:value-type="currency">
            <text:p>$21.00</text:p>
          </table:table-cell>
          <table:table-cell table:style-name="ce17" table:formula="of:=[.E176]/[.D176]" office:value-type="float" office:value="1.38422798596032" calcext:value-type="float">
            <text:p>1.3842279859603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bile Bin Unit with 56 No. 1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MB4-56</text:p>
          </table:table-cell>
          <table:table-cell table:style-name="ce8" office:value-type="currency" office:currency="USD" office:value="1529" calcext:value-type="currency">
            <text:p>$1,529.00</text:p>
          </table:table-cell>
          <table:table-cell table:style-name="ce64" office:value-type="currency" office:currency="USD" office:value="1998.41" calcext:value-type="currency">
            <text:p>$1,998.41</text:p>
          </table:table-cell>
          <table:table-cell table:style-name="ce64" table:formula="of:=[.C180]*0.56" office:value-type="currency" office:currency="USD" office:value="1119.1096" calcext:value-type="currency">
            <text:p>$1,119.11</text:p>
          </table:table-cell>
          <table:table-cell table:style-name="ce64" office:value-type="currency" office:currency="USD" office:value="1547" calcext:value-type="currency">
            <text:p>$1,547.00</text:p>
          </table:table-cell>
          <table:table-cell table:style-name="ce64" table:formula="of:=[.E180]-[.B180]" office:value-type="currency" office:currency="USD" office:value="18" calcext:value-type="currency">
            <text:p>$18.00</text:p>
          </table:table-cell>
          <table:table-cell table:style-name="ce17" table:formula="of:=[.E180]/[.D180]" office:value-type="float" office:value="1.38234896742911" calcext:value-type="float">
            <text:p>1.3823489674291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Mobile Bin Uni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012MB6-84</text:p>
          </table:table-cell>
          <table:table-cell table:style-name="ce8" office:value-type="currency" office:currency="USD" office:value="1998" calcext:value-type="currency">
            <text:p>$1,998.00</text:p>
          </table:table-cell>
          <table:table-cell table:style-name="ce64" office:value-type="currency" office:currency="USD" office:value="2639.59" calcext:value-type="currency">
            <text:p>$2,639.59</text:p>
          </table:table-cell>
          <table:table-cell table:style-name="ce64" table:formula="of:=[.C184]*0.56" office:value-type="currency" office:currency="USD" office:value="1478.1704" calcext:value-type="currency">
            <text:p>$1,478.17</text:p>
          </table:table-cell>
          <table:table-cell table:style-name="ce64" office:value-type="currency" office:currency="USD" office:value="2042" calcext:value-type="currency">
            <text:p>$2,042.00</text:p>
          </table:table-cell>
          <table:table-cell table:style-name="ce64" table:formula="of:=[.E184]-[.B184]" office:value-type="currency" office:currency="USD" office:value="44" calcext:value-type="currency">
            <text:p>$44.00</text:p>
          </table:table-cell>
          <table:table-cell table:style-name="ce17" table:formula="of:=[.E184]/[.D184]" office:value-type="float" office:value="1.38143748515056" calcext:value-type="float">
            <text:p>1.3814374851505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No. 1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PB</text:p>
          </table:table-cell>
          <table:table-cell table:style-name="ce8" office:value-type="currency" office:currency="USD" office:value="9.15" calcext:value-type="currency">
            <text:p>$9.15</text:p>
          </table:table-cell>
          <table:table-cell table:style-name="ce64" office:value-type="currency" office:currency="USD" office:value="9.36" calcext:value-type="currency">
            <text:p>$9.36</text:p>
          </table:table-cell>
          <table:table-cell table:style-name="ce64" table:formula="of:=[.C188]*0.56" office:value-type="currency" office:currency="USD" office:value="5.2416" calcext:value-type="currency">
            <text:p>$5.24</text:p>
          </table:table-cell>
          <table:table-cell table:style-name="ce64" office:value-type="currency" office:currency="USD" office:value="9.38" calcext:value-type="currency">
            <text:p>$9.38</text:p>
          </table:table-cell>
          <table:table-cell table:style-name="ce64" table:formula="of:=[.E188]-[.B188]" office:value-type="currency" office:currency="USD" office:value="0.23" calcext:value-type="currency">
            <text:p>$0.23</text:p>
          </table:table-cell>
          <table:table-cell table:style-name="ce17" table:formula="of:=[.E188]/[.D188]" office:value-type="float" office:value="1.78952991452991" calcext:value-type="float">
            <text:p>1.78952991452991</text:p>
          </table:table-cell>
          <table:table-cell table:style-name="ce17" office:value-type="string" calcext:value-type="string">
            <text:p>gilmorekramer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Painted Steel Film Box File Hold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3FB</text:p>
          </table:table-cell>
          <table:table-cell table:style-name="ce8" office:value-type="currency" office:currency="USD" office:value="37" calcext:value-type="currency">
            <text:p>$37.00</text:p>
          </table:table-cell>
          <table:table-cell table:style-name="ce64" office:value-type="currency" office:currency="USD" office:value="37.31" calcext:value-type="currency">
            <text:p>$37.31</text:p>
          </table:table-cell>
          <table:table-cell table:style-name="ce64" table:formula="of:=[.C192]*0.56" office:value-type="currency" office:currency="USD" office:value="20.8936" calcext:value-type="currency">
            <text:p>$20.89</text:p>
          </table:table-cell>
          <table:table-cell table:style-name="ce64"/>
          <table:table-cell table:style-name="ce64" table:formula="of:=[.E192]-[.B192]" office:value-type="currency" office:currency="USD" office:value="-37" calcext:value-type="currency">
            <text:p>-$37.00</text:p>
          </table:table-cell>
          <table:table-cell table:style-name="ce17" table:formula="of:=[.E192]/[.D19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Plastic Label Hold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PLH</text:p>
          </table:table-cell>
          <table:table-cell table:style-name="ce8" office:value-type="currency" office:currency="USD" office:value="2.6" calcext:value-type="currency">
            <text:p>$2.60</text:p>
          </table:table-cell>
          <table:table-cell table:style-name="ce64" office:value-type="currency" office:currency="USD" office:value="2.65" calcext:value-type="currency">
            <text:p>$2.65</text:p>
          </table:table-cell>
          <table:table-cell table:style-name="ce64" table:formula="of:=[.C196]*0.56" office:value-type="currency" office:currency="USD" office:value="1.484" calcext:value-type="currency">
            <text:p>$1.48</text:p>
          </table:table-cell>
          <table:table-cell table:style-name="ce64"/>
          <table:table-cell table:style-name="ce64" table:formula="of:=[.E196]-[.B196]" office:value-type="currency" office:currency="USD" office:value="-2.6" calcext:value-type="currency">
            <text:p>-$2.60</text:p>
          </table:table-cell>
          <table:table-cell table:style-name="ce17" table:formula="of:=[.E196]/[.D19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Sectional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30SSB</text:p>
          </table:table-cell>
          <table:table-cell table:style-name="ce8" office:value-type="currency" office:currency="USD" office:value="565" calcext:value-type="currency">
            <text:p>$565.00</text:p>
          </table:table-cell>
          <table:table-cell table:style-name="ce64" office:value-type="currency" office:currency="USD" office:value="739.05" calcext:value-type="currency">
            <text:p>$739.05</text:p>
          </table:table-cell>
          <table:table-cell table:style-name="ce64" table:formula="of:=[.C200]*0.56" office:value-type="currency" office:currency="USD" office:value="413.868" calcext:value-type="currency">
            <text:p>$413.87</text:p>
          </table:table-cell>
          <table:table-cell table:style-name="ce64" office:value-type="currency" office:currency="USD" office:value="574.8" calcext:value-type="currency">
            <text:p>$574.80</text:p>
          </table:table-cell>
          <table:table-cell table:style-name="ce64" table:formula="of:=[.E200]-[.B200]" office:value-type="currency" office:currency="USD" office:value="9.79999999999995" calcext:value-type="currency">
            <text:p>$9.80</text:p>
          </table:table-cell>
          <table:table-cell table:style-name="ce17" table:formula="of:=[.E200]/[.D200]" office:value-type="float" office:value="1.38884861840007" calcext:value-type="float">
            <text:p>1.38884861840007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35SSB</text:p>
          </table:table-cell>
          <table:table-cell table:style-name="ce8" office:value-type="currency" office:currency="USD" office:value="610" calcext:value-type="currency">
            <text:p>$610.00</text:p>
          </table:table-cell>
          <table:table-cell table:style-name="ce64" office:value-type="currency" office:currency="USD" office:value="843.24" calcext:value-type="currency">
            <text:p>$843.24</text:p>
          </table:table-cell>
          <table:table-cell table:style-name="ce64" table:formula="of:=[.C201]*0.56" office:value-type="currency" office:currency="USD" office:value="472.2144" calcext:value-type="currency">
            <text:p>$472.21</text:p>
          </table:table-cell>
          <table:table-cell table:style-name="ce64" office:value-type="currency" office:currency="USD" office:value="655.84" calcext:value-type="currency">
            <text:p>$655.84</text:p>
          </table:table-cell>
          <table:table-cell table:style-name="ce64" table:formula="of:=[.E201]-[.B201]" office:value-type="currency" office:currency="USD" office:value="45.84" calcext:value-type="currency">
            <text:p>$45.84</text:p>
          </table:table-cell>
          <table:table-cell table:style-name="ce17" table:formula="of:=[.E201]/[.D201]" office:value-type="float" office:value="1.38886065312705" calcext:value-type="float">
            <text:p>1.38886065312705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40SSB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 office:value-type="currency" office:currency="USD" office:value="947.42" calcext:value-type="currency">
            <text:p>$947.42</text:p>
          </table:table-cell>
          <table:table-cell table:style-name="ce64" table:formula="of:=[.C202]*0.56" office:value-type="currency" office:currency="USD" office:value="530.5552" calcext:value-type="currency">
            <text:p>$530.56</text:p>
          </table:table-cell>
          <table:table-cell table:style-name="ce64" office:value-type="currency" office:currency="USD" office:value="736.88" calcext:value-type="currency">
            <text:p>$736.88</text:p>
          </table:table-cell>
          <table:table-cell table:style-name="ce64" table:formula="of:=[.E202]-[.B202]" office:value-type="currency" office:currency="USD" office:value="37.88" calcext:value-type="currency">
            <text:p>$37.88</text:p>
          </table:table-cell>
          <table:table-cell table:style-name="ce17" table:formula="of:=[.E202]/[.D202]" office:value-type="float" office:value="1.38888470040441" calcext:value-type="float">
            <text:p>1.38888470040441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45SSB</text:p>
          </table:table-cell>
          <table:table-cell table:style-name="ce8" office:value-type="currency" office:currency="USD" office:value="789" calcext:value-type="currency">
            <text:p>$789.00</text:p>
          </table:table-cell>
          <table:table-cell table:style-name="ce64" office:value-type="currency" office:currency="USD" office:value="1051.62" calcext:value-type="currency">
            <text:p>$1,051.62</text:p>
          </table:table-cell>
          <table:table-cell table:style-name="ce64" table:formula="of:=[.C203]*0.56" office:value-type="currency" office:currency="USD" office:value="588.9072" calcext:value-type="currency">
            <text:p>$588.91</text:p>
          </table:table-cell>
          <table:table-cell table:style-name="ce64" office:value-type="currency" office:currency="USD" office:value="817.93" calcext:value-type="currency">
            <text:p>$817.93</text:p>
          </table:table-cell>
          <table:table-cell table:style-name="ce64" table:formula="of:=[.E203]-[.B203]" office:value-type="currency" office:currency="USD" office:value="28.9299999999999" calcext:value-type="currency">
            <text:p>$28.93</text:p>
          </table:table-cell>
          <table:table-cell table:style-name="ce17" table:formula="of:=[.E203]/[.D203]" office:value-type="float" office:value="1.38889454909025" calcext:value-type="float">
            <text:p>1.38889454909025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250SSB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64" office:value-type="currency" office:currency="USD" office:value="1156" calcext:value-type="currency">
            <text:p>$1,156.00</text:p>
          </table:table-cell>
          <table:table-cell table:style-name="ce64" table:formula="of:=[.C204]*0.56" office:value-type="currency" office:currency="USD" office:value="647.36" calcext:value-type="currency">
            <text:p>$647.36</text:p>
          </table:table-cell>
          <table:table-cell table:style-name="ce64" office:value-type="currency" office:currency="USD" office:value="898.97" calcext:value-type="currency">
            <text:p>$898.97</text:p>
          </table:table-cell>
          <table:table-cell table:style-name="ce64" table:formula="of:=[.E204]-[.B204]" office:value-type="currency" office:currency="USD" office:value="19.97" calcext:value-type="currency">
            <text:p>$19.97</text:p>
          </table:table-cell>
          <table:table-cell table:style-name="ce17" table:formula="of:=[.E204]/[.D204]" office:value-type="float" office:value="1.38867090954029" calcext:value-type="float">
            <text:p>1.38867090954029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415SSB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843.65" calcext:value-type="currency">
            <text:p>$843.65</text:p>
          </table:table-cell>
          <table:table-cell table:style-name="ce64" table:formula="of:=[.C205]*0.56" office:value-type="currency" office:currency="USD" office:value="472.444" calcext:value-type="currency">
            <text:p>$472.44</text:p>
          </table:table-cell>
          <table:table-cell table:style-name="ce64" office:value-type="currency" office:currency="USD" office:value="656.2" calcext:value-type="currency">
            <text:p>$656.20</text:p>
          </table:table-cell>
          <table:table-cell table:style-name="ce64" table:formula="of:=[.E205]-[.B205]" office:value-type="currency" office:currency="USD" office:value="17.2" calcext:value-type="currency">
            <text:p>$17.20</text:p>
          </table:table-cell>
          <table:table-cell table:style-name="ce17" table:formula="of:=[.E205]/[.D205]" office:value-type="float" office:value="1.38894768480497" calcext:value-type="float">
            <text:p>1.38894768480497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418SSB</text:p>
          </table:table-cell>
          <table:table-cell table:style-name="ce8" office:value-type="currency" office:currency="USD" office:value="749" calcext:value-type="currency">
            <text:p>$749.00</text:p>
          </table:table-cell>
          <table:table-cell table:style-name="ce64" office:value-type="currency" office:currency="USD" office:value="986.62" calcext:value-type="currency">
            <text:p>$986.62</text:p>
          </table:table-cell>
          <table:table-cell table:style-name="ce64" table:formula="of:=[.C206]*0.56" office:value-type="currency" office:currency="USD" office:value="552.5072" calcext:value-type="currency">
            <text:p>$552.51</text:p>
          </table:table-cell>
          <table:table-cell table:style-name="ce64" office:value-type="currency" office:currency="USD" office:value="767.35" calcext:value-type="currency">
            <text:p>$767.35</text:p>
          </table:table-cell>
          <table:table-cell table:style-name="ce64" table:formula="of:=[.E206]-[.B206]" office:value-type="currency" office:currency="USD" office:value="18.35" calcext:value-type="currency">
            <text:p>$18.35</text:p>
          </table:table-cell>
          <table:table-cell table:style-name="ce17" table:formula="of:=[.E206]/[.D206]" office:value-type="float" office:value="1.38885067923097" calcext:value-type="float">
            <text:p>1.38885067923097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6">
          <table:table-cell table:style-name="ce2" office:value-type="string" calcext:value-type="string">
            <text:p>Small Mobile Bin Unit with 24 No. 0 &amp; 30 No. 1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01MMBU5-54</text:p>
          </table:table-cell>
          <table:table-cell table:style-name="ce8" office:value-type="currency" office:currency="USD" office:value="1359" calcext:value-type="currency">
            <text:p>$1,359.00</text:p>
          </table:table-cell>
          <table:table-cell table:style-name="ce64" office:value-type="currency" office:currency="USD" office:value="1786.21" calcext:value-type="currency">
            <text:p>$1,786.21</text:p>
          </table:table-cell>
          <table:table-cell table:style-name="ce64" table:formula="of:=[.C210]*0.56" office:value-type="currency" office:currency="USD" office:value="1000.2776" calcext:value-type="currency">
            <text:p>$1,000.28</text:p>
          </table:table-cell>
          <table:table-cell table:style-name="ce64" office:value-type="currency" office:currency="USD" office:value="1383" calcext:value-type="currency">
            <text:p>$1,383.00</text:p>
          </table:table-cell>
          <table:table-cell table:style-name="ce64" table:formula="of:=[.E210]-[.B210]" office:value-type="currency" office:currency="USD" office:value="24" calcext:value-type="currency">
            <text:p>$24.00</text:p>
          </table:table-cell>
          <table:table-cell table:style-name="ce17" table:formula="of:=[.E210]/[.D210]" office:value-type="float" office:value="1.38261618574684" calcext:value-type="float">
            <text:p>1.3826161857468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mall Mobile Bin Unit with 40 No. 1 Plastic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PMMBU4-40</text:p>
          </table:table-cell>
          <table:table-cell table:style-name="ce8" office:value-type="currency" office:currency="USD" office:value="709" calcext:value-type="currency">
            <text:p>$709.00</text:p>
          </table:table-cell>
          <table:table-cell table:style-name="ce64" office:value-type="currency" office:currency="USD" office:value="923.86" calcext:value-type="currency">
            <text:p>$923.86</text:p>
          </table:table-cell>
          <table:table-cell table:style-name="ce64" table:formula="of:=[.C214]*0.56" office:value-type="currency" office:currency="USD" office:value="517.3616" calcext:value-type="currency">
            <text:p>$517.36</text:p>
          </table:table-cell>
          <table:table-cell table:style-name="ce64" office:value-type="currency" office:currency="USD" office:value="717" calcext:value-type="currency">
            <text:p>$717.00</text:p>
          </table:table-cell>
          <table:table-cell table:style-name="ce64" table:formula="of:=[.E214]-[.B214]" office:value-type="currency" office:currency="USD" office:value="8" calcext:value-type="currency">
            <text:p>$8.00</text:p>
          </table:table-cell>
          <table:table-cell table:style-name="ce17" table:formula="of:=[.E214]/[.D214]" office:value-type="float" office:value="1.38587788502278" calcext:value-type="float">
            <text:p>1.3858778850227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mall Mobile Bin Uni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MMBU4-40</text:p>
          </table:table-cell>
          <table:table-cell table:style-name="ce8" office:value-type="currency" office:currency="USD" office:value="1152" calcext:value-type="currency">
            <text:p>$1,152.00</text:p>
          </table:table-cell>
          <table:table-cell table:style-name="ce64" office:value-type="currency" office:currency="USD" office:value="1501.02" calcext:value-type="currency">
            <text:p>$1,501.02</text:p>
          </table:table-cell>
          <table:table-cell table:style-name="ce64" table:formula="of:=[.C218]*0.56" office:value-type="currency" office:currency="USD" office:value="840.5712" calcext:value-type="currency">
            <text:p>$840.57</text:p>
          </table:table-cell>
          <table:table-cell table:style-name="ce64" office:value-type="currency" office:currency="USD" office:value="1167.47" calcext:value-type="currency">
            <text:p>$1,167.47</text:p>
          </table:table-cell>
          <table:table-cell table:style-name="ce64" table:formula="of:=[.E218]-[.B218]" office:value-type="currency" office:currency="USD" office:value="15.47" calcext:value-type="currency">
            <text:p>$15.47</text:p>
          </table:table-cell>
          <table:table-cell table:style-name="ce17" table:formula="of:=[.E218]/[.D218]" office:value-type="float" office:value="1.38890078556106" calcext:value-type="float">
            <text:p>1.38890078556106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0SB</text:p>
          </table:table-cell>
          <table:table-cell table:style-name="ce8" office:value-type="currency" office:currency="USD" office:value="13.95" calcext:value-type="currency">
            <text:p>$13.95</text:p>
          </table:table-cell>
          <table:table-cell table:style-name="ce64" office:value-type="currency" office:currency="USD" office:value="17.82" calcext:value-type="currency">
            <text:p>$17.82</text:p>
          </table:table-cell>
          <table:table-cell table:style-name="ce64" table:formula="of:=[.C222]*0.56" office:value-type="currency" office:currency="USD" office:value="9.9792" calcext:value-type="currency">
            <text:p>$9.98</text:p>
          </table:table-cell>
          <table:table-cell table:style-name="ce64" office:value-type="currency" office:currency="USD" office:value="14" calcext:value-type="currency">
            <text:p>$14.00</text:p>
          </table:table-cell>
          <table:table-cell table:style-name="ce64" table:formula="of:=[.E222]-[.B222]" office:value-type="currency" office:currency="USD" office:value="0.0500000000000007" calcext:value-type="currency">
            <text:p>$0.05</text:p>
          </table:table-cell>
          <table:table-cell table:style-name="ce17" table:formula="of:=[.E222]/[.D222]" office:value-type="float" office:value="1.40291806958474" calcext:value-type="float">
            <text:p>1.4029180695847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SB</text:p>
          </table:table-cell>
          <table:table-cell table:style-name="ce8" office:value-type="currency" office:currency="USD" office:value="15.95" calcext:value-type="currency">
            <text:p>$15.95</text:p>
          </table:table-cell>
          <table:table-cell table:style-name="ce64" office:value-type="currency" office:currency="USD" office:value="20.98" calcext:value-type="currency">
            <text:p>$20.98</text:p>
          </table:table-cell>
          <table:table-cell table:style-name="ce64" table:formula="of:=[.C223]*0.56" office:value-type="currency" office:currency="USD" office:value="11.7488" calcext:value-type="currency">
            <text:p>$11.75</text:p>
          </table:table-cell>
          <table:table-cell table:style-name="ce64" office:value-type="currency" office:currency="USD" office:value="16.25" calcext:value-type="currency">
            <text:p>$16.25</text:p>
          </table:table-cell>
          <table:table-cell table:style-name="ce64" table:formula="of:=[.E223]-[.B223]" office:value-type="currency" office:currency="USD" office:value="0.300000000000001" calcext:value-type="currency">
            <text:p>$0.30</text:p>
          </table:table-cell>
          <table:table-cell table:style-name="ce17" table:formula="of:=[.E223]/[.D223]" office:value-type="float" office:value="1.38311997821054" calcext:value-type="float">
            <text:p>1.3831199782105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SB</text:p>
          </table:table-cell>
          <table:table-cell table:style-name="ce8" office:value-type="currency" office:currency="USD" office:value="16.19" calcext:value-type="currency">
            <text:p>$16.19</text:p>
          </table:table-cell>
          <table:table-cell table:style-name="ce64" office:value-type="currency" office:currency="USD" office:value="23.84" calcext:value-type="currency">
            <text:p>$23.84</text:p>
          </table:table-cell>
          <table:table-cell table:style-name="ce64" table:formula="of:=[.C224]*0.56" office:value-type="currency" office:currency="USD" office:value="13.3504" calcext:value-type="currency">
            <text:p>$13.35</text:p>
          </table:table-cell>
          <table:table-cell table:style-name="ce64" office:value-type="currency" office:currency="USD" office:value="16.25" calcext:value-type="currency">
            <text:p>$16.25</text:p>
          </table:table-cell>
          <table:table-cell table:style-name="ce64" table:formula="of:=[.E224]-[.B224]" office:value-type="currency" office:currency="USD" office:value="0.0599999999999987" calcext:value-type="currency">
            <text:p>$0.06</text:p>
          </table:table-cell>
          <table:table-cell table:style-name="ce17" table:formula="of:=[.E224]/[.D224]" office:value-type="float" office:value="1.21719199424736" calcext:value-type="float">
            <text:p>1.2171919942473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SB</text:p>
          </table:table-cell>
          <table:table-cell table:style-name="ce8" office:value-type="currency" office:currency="USD" office:value="23.95" calcext:value-type="currency">
            <text:p>$23.95</text:p>
          </table:table-cell>
          <table:table-cell table:style-name="ce64" office:value-type="currency" office:currency="USD" office:value="30.06" calcext:value-type="currency">
            <text:p>$30.06</text:p>
          </table:table-cell>
          <table:table-cell table:style-name="ce64" table:formula="of:=[.C225]*0.56" office:value-type="currency" office:currency="USD" office:value="16.8336" calcext:value-type="currency">
            <text:p>$16.83</text:p>
          </table:table-cell>
          <table:table-cell table:style-name="ce64" office:value-type="currency" office:currency="USD" office:value="24.25" calcext:value-type="currency">
            <text:p>$24.25</text:p>
          </table:table-cell>
          <table:table-cell table:style-name="ce64" table:formula="of:=[.E225]-[.B225]" office:value-type="currency" office:currency="USD" office:value="0.300000000000001" calcext:value-type="currency">
            <text:p>$0.30</text:p>
          </table:table-cell>
          <table:table-cell table:style-name="ce17" table:formula="of:=[.E225]/[.D225]" office:value-type="float" office:value="1.44057123847543" calcext:value-type="float">
            <text:p>1.4405712384754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SB</text:p>
          </table:table-cell>
          <table:table-cell table:style-name="ce8" office:value-type="currency" office:currency="USD" office:value="29.95" calcext:value-type="currency">
            <text:p>$29.95</text:p>
          </table:table-cell>
          <table:table-cell table:style-name="ce64" office:value-type="currency" office:currency="USD" office:value="39.35" calcext:value-type="currency">
            <text:p>$39.35</text:p>
          </table:table-cell>
          <table:table-cell table:style-name="ce64" table:formula="of:=[.C226]*0.56" office:value-type="currency" office:currency="USD" office:value="22.036" calcext:value-type="currency">
            <text:p>$22.04</text:p>
          </table:table-cell>
          <table:table-cell table:style-name="ce64" office:value-type="currency" office:currency="USD" office:value="30.95" calcext:value-type="currency">
            <text:p>$30.95</text:p>
          </table:table-cell>
          <table:table-cell table:style-name="ce64" table:formula="of:=[.E226]-[.B226]" office:value-type="currency" office:currency="USD" office:value="1" calcext:value-type="currency">
            <text:p>$1.00</text:p>
          </table:table-cell>
          <table:table-cell table:style-name="ce17" table:formula="of:=[.E226]/[.D226]" office:value-type="float" office:value="1.40451987656562" calcext:value-type="float">
            <text:p>1.4045198765656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SB</text:p>
          </table:table-cell>
          <table:table-cell table:style-name="ce8" office:value-type="currency" office:currency="USD" office:value="40.85" calcext:value-type="currency">
            <text:p>$40.85</text:p>
          </table:table-cell>
          <table:table-cell table:style-name="ce64" office:value-type="currency" office:currency="USD" office:value="55.17" calcext:value-type="currency">
            <text:p>$55.17</text:p>
          </table:table-cell>
          <table:table-cell table:style-name="ce64" table:formula="of:=[.C227]*0.56" office:value-type="currency" office:currency="USD" office:value="30.8952" calcext:value-type="currency">
            <text:p>$30.90</text:p>
          </table:table-cell>
          <table:table-cell table:style-name="ce64" office:value-type="currency" office:currency="USD" office:value="41.95" calcext:value-type="currency">
            <text:p>$41.95</text:p>
          </table:table-cell>
          <table:table-cell table:style-name="ce64" table:formula="of:=[.E227]-[.B227]" office:value-type="currency" office:currency="USD" office:value="1.1" calcext:value-type="currency">
            <text:p>$1.10</text:p>
          </table:table-cell>
          <table:table-cell table:style-name="ce17" table:formula="of:=[.E227]/[.D227]" office:value-type="float" office:value="1.35781610088299" calcext:value-type="float">
            <text:p>1.3578161008829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6SB</text:p>
          </table:table-cell>
          <table:table-cell table:style-name="ce8" office:value-type="currency" office:currency="USD" office:value="72.85" calcext:value-type="currency">
            <text:p>$72.85</text:p>
          </table:table-cell>
          <table:table-cell table:style-name="ce64" office:value-type="currency" office:currency="USD" office:value="97.13" calcext:value-type="currency">
            <text:p>$97.13</text:p>
          </table:table-cell>
          <table:table-cell table:style-name="ce64" table:formula="of:=[.C228]*0.56" office:value-type="currency" office:currency="USD" office:value="54.3928" calcext:value-type="currency">
            <text:p>$54.39</text:p>
          </table:table-cell>
          <table:table-cell table:style-name="ce64" office:value-type="currency" office:currency="USD" office:value="73.95" calcext:value-type="currency">
            <text:p>$73.95</text:p>
          </table:table-cell>
          <table:table-cell table:style-name="ce64" table:formula="of:=[.E228]-[.B228]" office:value-type="currency" office:currency="USD" office:value="1.10000000000001" calcext:value-type="currency">
            <text:p>$1.10</text:p>
          </table:table-cell>
          <table:table-cell table:style-name="ce17" table:formula="of:=[.E228]/[.D228]" office:value-type="float" office:value="1.35955494109515" calcext:value-type="float">
            <text:p>1.3595549410951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SB</text:p>
          </table:table-cell>
          <table:table-cell table:style-name="ce8" office:value-type="currency" office:currency="USD" office:value="29.5" calcext:value-type="currency">
            <text:p>$29.50</text:p>
          </table:table-cell>
          <table:table-cell table:style-name="ce64" office:value-type="currency" office:currency="USD" office:value="38.11" calcext:value-type="currency">
            <text:p>$38.11</text:p>
          </table:table-cell>
          <table:table-cell table:style-name="ce64" table:formula="of:=[.C229]*0.56" office:value-type="currency" office:currency="USD" office:value="21.3416" calcext:value-type="currency">
            <text:p>$21.34</text:p>
          </table:table-cell>
          <table:table-cell table:style-name="ce64" office:value-type="currency" office:currency="USD" office:value="29.95" calcext:value-type="currency">
            <text:p>$29.95</text:p>
          </table:table-cell>
          <table:table-cell table:style-name="ce64" table:formula="of:=[.E229]-[.B229]" office:value-type="currency" office:currency="USD" office:value="0.449999999999999" calcext:value-type="currency">
            <text:p>$0.45</text:p>
          </table:table-cell>
          <table:table-cell table:style-name="ce17" table:formula="of:=[.E229]/[.D229]" office:value-type="float" office:value="1.40336244705177" calcext:value-type="float">
            <text:p>1.4033624470517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Stackbox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SX</text:p>
          </table:table-cell>
          <table:table-cell table:style-name="ce8" office:value-type="currency" office:currency="USD" office:value="23.5" calcext:value-type="currency">
            <text:p>$23.50</text:p>
          </table:table-cell>
          <table:table-cell table:style-name="ce64" office:value-type="currency" office:currency="USD" office:value="30.32" calcext:value-type="currency">
            <text:p>$30.32</text:p>
          </table:table-cell>
          <table:table-cell table:style-name="ce64" table:formula="of:=[.C233]*0.56" office:value-type="currency" office:currency="USD" office:value="16.9792" calcext:value-type="currency">
            <text:p>$16.98</text:p>
          </table:table-cell>
          <table:table-cell table:style-name="ce64" office:value-type="currency" office:currency="USD" office:value="23.75" calcext:value-type="currency">
            <text:p>$23.75</text:p>
          </table:table-cell>
          <table:table-cell table:style-name="ce64" table:formula="of:=[.E233]-[.B233]" office:value-type="currency" office:currency="USD" office:value="0.25" calcext:value-type="currency">
            <text:p>$0.25</text:p>
          </table:table-cell>
          <table:table-cell table:style-name="ce17" table:formula="of:=[.E233]/[.D233]" office:value-type="float" office:value="1.39877026008292" calcext:value-type="float">
            <text:p>1.398770260082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SX</text:p>
          </table:table-cell>
          <table:table-cell table:style-name="ce8" office:value-type="currency" office:currency="USD" office:value="25.5" calcext:value-type="currency">
            <text:p>$25.50</text:p>
          </table:table-cell>
          <table:table-cell table:style-name="ce64" office:value-type="currency" office:currency="USD" office:value="33.32" calcext:value-type="currency">
            <text:p>$33.32</text:p>
          </table:table-cell>
          <table:table-cell table:style-name="ce64" table:formula="of:=[.C234]*0.56" office:value-type="currency" office:currency="USD" office:value="18.6592" calcext:value-type="currency">
            <text:p>$18.66</text:p>
          </table:table-cell>
          <table:table-cell table:style-name="ce64" office:value-type="currency" office:currency="USD" office:value="25.95" calcext:value-type="currency">
            <text:p>$25.95</text:p>
          </table:table-cell>
          <table:table-cell table:style-name="ce64" table:formula="of:=[.E234]-[.B234]" office:value-type="currency" office:currency="USD" office:value="0.449999999999999" calcext:value-type="currency">
            <text:p>$0.45</text:p>
          </table:table-cell>
          <table:table-cell table:style-name="ce17" table:formula="of:=[.E234]/[.D234]" office:value-type="float" office:value="1.39073486537472" calcext:value-type="float">
            <text:p>1.3907348653747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SX</text:p>
          </table:table-cell>
          <table:table-cell table:style-name="ce8" office:value-type="currency" office:currency="USD" office:value="32.5" calcext:value-type="currency">
            <text:p>$32.50</text:p>
          </table:table-cell>
          <table:table-cell table:style-name="ce64" office:value-type="currency" office:currency="USD" office:value="39.7" calcext:value-type="currency">
            <text:p>$39.70</text:p>
          </table:table-cell>
          <table:table-cell table:style-name="ce64" table:formula="of:=[.C235]*0.56" office:value-type="currency" office:currency="USD" office:value="22.232" calcext:value-type="currency">
            <text:p>$22.23</text:p>
          </table:table-cell>
          <table:table-cell table:style-name="ce64" office:value-type="currency" office:currency="USD" office:value="32.95" calcext:value-type="currency">
            <text:p>$32.95</text:p>
          </table:table-cell>
          <table:table-cell table:style-name="ce64" table:formula="of:=[.E235]-[.B235]" office:value-type="currency" office:currency="USD" office:value="0.450000000000003" calcext:value-type="currency">
            <text:p>$0.45</text:p>
          </table:table-cell>
          <table:table-cell table:style-name="ce17" table:formula="of:=[.E235]/[.D235]" office:value-type="float" office:value="1.48209787693415" calcext:value-type="float">
            <text:p>1.4820978769341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SX</text:p>
          </table:table-cell>
          <table:table-cell table:style-name="ce8" office:value-type="currency" office:currency="USD" office:value="41.5" calcext:value-type="currency">
            <text:p>$41.50</text:p>
          </table:table-cell>
          <table:table-cell table:style-name="ce64" office:value-type="currency" office:currency="USD" office:value="54.27" calcext:value-type="currency">
            <text:p>$54.27</text:p>
          </table:table-cell>
          <table:table-cell table:style-name="ce64" table:formula="of:=[.C236]*0.56" office:value-type="currency" office:currency="USD" office:value="30.3912" calcext:value-type="currency">
            <text:p>$30.39</text:p>
          </table:table-cell>
          <table:table-cell table:style-name="ce64" office:value-type="currency" office:currency="USD" office:value="41.95" calcext:value-type="currency">
            <text:p>$41.95</text:p>
          </table:table-cell>
          <table:table-cell table:style-name="ce64" table:formula="of:=[.E236]-[.B236]" office:value-type="currency" office:currency="USD" office:value="0.450000000000003" calcext:value-type="currency">
            <text:p>$0.45</text:p>
          </table:table-cell>
          <table:table-cell table:style-name="ce17" table:formula="of:=[.E236]/[.D236]" office:value-type="float" office:value="1.38033378083129" calcext:value-type="float">
            <text:p>1.3803337808312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6SX</text:p>
          </table:table-cell>
          <table:table-cell table:style-name="ce8" office:value-type="currency" office:currency="USD" office:value="89.9" calcext:value-type="currency">
            <text:p>$89.90</text:p>
          </table:table-cell>
          <table:table-cell table:style-name="ce64" office:value-type="currency" office:currency="USD" office:value="119.54" calcext:value-type="currency">
            <text:p>$119.54</text:p>
          </table:table-cell>
          <table:table-cell table:style-name="ce64" table:formula="of:=[.C237]*0.56" office:value-type="currency" office:currency="USD" office:value="66.9424" calcext:value-type="currency">
            <text:p>$66.94</text:p>
          </table:table-cell>
          <table:table-cell table:style-name="ce64" office:value-type="currency" office:currency="USD" office:value="91.95" calcext:value-type="currency">
            <text:p>$91.95</text:p>
          </table:table-cell>
          <table:table-cell table:style-name="ce64" table:formula="of:=[.E237]-[.B237]" office:value-type="currency" office:currency="USD" office:value="2.05" calcext:value-type="currency">
            <text:p>$2.05</text:p>
          </table:table-cell>
          <table:table-cell table:style-name="ce17" table:formula="of:=[.E237]/[.D237]" office:value-type="float" office:value="1.37356891895122" calcext:value-type="float">
            <text:p>1.3735689189512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SX</text:p>
          </table:table-cell>
          <table:table-cell table:style-name="ce8" office:value-type="currency" office:currency="USD" office:value="29.95" calcext:value-type="currency">
            <text:p>$29.95</text:p>
          </table:table-cell>
          <table:table-cell table:style-name="ce64" office:value-type="currency" office:currency="USD" office:value="38.4" calcext:value-type="currency">
            <text:p>$38.40</text:p>
          </table:table-cell>
          <table:table-cell table:style-name="ce64" table:formula="of:=[.C238]*0.56" office:value-type="currency" office:currency="USD" office:value="21.504" calcext:value-type="currency">
            <text:p>$21.50</text:p>
          </table:table-cell>
          <table:table-cell table:style-name="ce64" office:value-type="currency" office:currency="USD" office:value="30.95" calcext:value-type="currency">
            <text:p>$30.95</text:p>
          </table:table-cell>
          <table:table-cell table:style-name="ce64" table:formula="of:=[.E238]-[.B238]" office:value-type="currency" office:currency="USD" office:value="1" calcext:value-type="currency">
            <text:p>$1.00</text:p>
          </table:table-cell>
          <table:table-cell table:style-name="ce17" table:formula="of:=[.E238]/[.D238]" office:value-type="float" office:value="1.43926711309524" calcext:value-type="float">
            <text:p>1.4392671130952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10 Comp.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10BCU-2</text:p>
          </table:table-cell>
          <table:table-cell table:style-name="ce8" office:value-type="currency" office:currency="USD" office:value="539" calcext:value-type="currency">
            <text:p>$539.00</text:p>
          </table:table-cell>
          <table:table-cell table:style-name="ce64" office:value-type="currency" office:currency="USD" office:value="706.55" calcext:value-type="currency">
            <text:p>$706.55</text:p>
          </table:table-cell>
          <table:table-cell table:style-name="ce64" table:formula="of:=[.C242]*0.56" office:value-type="currency" office:currency="USD" office:value="395.668" calcext:value-type="currency">
            <text:p>$395.67</text:p>
          </table:table-cell>
          <table:table-cell table:style-name="ce64" office:value-type="currency" office:currency="USD" office:value="549" calcext:value-type="currency">
            <text:p>$549.00</text:p>
          </table:table-cell>
          <table:table-cell table:style-name="ce64" table:formula="of:=[.E242]-[.B242]" office:value-type="currency" office:currency="USD" office:value="10" calcext:value-type="currency">
            <text:p>$10.00</text:p>
          </table:table-cell>
          <table:table-cell table:style-name="ce17" table:formula="of:=[.E242]/[.D242]" office:value-type="float" office:value="1.38752691650576" calcext:value-type="float">
            <text:p>1.3875269165057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12 Comp.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12BCU-3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836.1" calcext:value-type="currency">
            <text:p>$836.10</text:p>
          </table:table-cell>
          <table:table-cell table:style-name="ce64" table:formula="of:=[.C246]*0.56" office:value-type="currency" office:currency="USD" office:value="468.216" calcext:value-type="currency">
            <text:p>$468.22</text:p>
          </table:table-cell>
          <table:table-cell table:style-name="ce64" office:value-type="currency" office:currency="USD" office:value="649" calcext:value-type="currency">
            <text:p>$649.00</text:p>
          </table:table-cell>
          <table:table-cell table:style-name="ce64" table:formula="of:=[.E246]-[.B246]" office:value-type="currency" office:currency="USD" office:value="10" calcext:value-type="currency">
            <text:p>$10.00</text:p>
          </table:table-cell>
          <table:table-cell table:style-name="ce17" table:formula="of:=[.E246]/[.D246]" office:value-type="float" office:value="1.38611239257095" calcext:value-type="float">
            <text:p>1.3861123925709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15 Comp. Unit with No. 4 Plastic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15BCU-3</text:p>
          </table:table-cell>
          <table:table-cell table:style-name="ce8" office:value-type="currency" office:currency="USD" office:value="769" calcext:value-type="currency">
            <text:p>$769.00</text:p>
          </table:table-cell>
          <table:table-cell table:style-name="ce64" office:value-type="currency" office:currency="USD" office:value="1017.53" calcext:value-type="currency">
            <text:p>$1,017.53</text:p>
          </table:table-cell>
          <table:table-cell table:style-name="ce64" table:formula="of:=[.C250]*0.56" office:value-type="currency" office:currency="USD" office:value="569.8168" calcext:value-type="currency">
            <text:p>$569.82</text:p>
          </table:table-cell>
          <table:table-cell table:style-name="ce64" office:value-type="currency" office:currency="USD" office:value="789" calcext:value-type="currency">
            <text:p>$789.00</text:p>
          </table:table-cell>
          <table:table-cell table:style-name="ce64" table:formula="of:=[.E250]-[.B250]" office:value-type="currency" office:currency="USD" office:value="20" calcext:value-type="currency">
            <text:p>$20.00</text:p>
          </table:table-cell>
          <table:table-cell table:style-name="ce17" table:formula="of:=[.E250]/[.D250]" office:value-type="float" office:value="1.38465555947104" calcext:value-type="float">
            <text:p>1.3846555594710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4 Comp.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4BCU-2</text:p>
          </table:table-cell>
          <table:table-cell table:style-name="ce8" office:value-type="currency" office:currency="USD" office:value="264" calcext:value-type="currency">
            <text:p>$264.00</text:p>
          </table:table-cell>
          <table:table-cell table:style-name="ce64" office:value-type="currency" office:currency="USD" office:value="343.7" calcext:value-type="currency">
            <text:p>$343.70</text:p>
          </table:table-cell>
          <table:table-cell table:style-name="ce64" table:formula="of:=[.C254]*0.56" office:value-type="currency" office:currency="USD" office:value="192.472" calcext:value-type="currency">
            <text:p>$192.47</text:p>
          </table:table-cell>
          <table:table-cell table:style-name="ce64" office:value-type="currency" office:currency="USD" office:value="267.95" calcext:value-type="currency">
            <text:p>$267.95</text:p>
          </table:table-cell>
          <table:table-cell table:style-name="ce64" table:formula="of:=[.E254]-[.B254]" office:value-type="currency" office:currency="USD" office:value="3.94999999999999" calcext:value-type="currency">
            <text:p>$3.95</text:p>
          </table:table-cell>
          <table:table-cell table:style-name="ce17" table:formula="of:=[.E254]/[.D254]" office:value-type="float" office:value="1.39215054657301" calcext:value-type="float">
            <text:p>1.3921505465730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6 Comp.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6BCU-3</text:p>
          </table:table-cell>
          <table:table-cell table:style-name="ce8" office:value-type="currency" office:currency="USD" office:value="355" calcext:value-type="currency">
            <text:p>$355.00</text:p>
          </table:table-cell>
          <table:table-cell table:style-name="ce64" office:value-type="currency" office:currency="USD" office:value="473.25" calcext:value-type="currency">
            <text:p>$473.25</text:p>
          </table:table-cell>
          <table:table-cell table:style-name="ce64" table:formula="of:=[.C258]*0.56" office:value-type="currency" office:currency="USD" office:value="265.02" calcext:value-type="currency">
            <text:p>$265.02</text:p>
          </table:table-cell>
          <table:table-cell table:style-name="ce64" office:value-type="currency" office:currency="USD" office:value="367.95" calcext:value-type="currency">
            <text:p>$367.95</text:p>
          </table:table-cell>
          <table:table-cell table:style-name="ce64" table:formula="of:=[.E258]-[.B258]" office:value-type="currency" office:currency="USD" office:value="12.95" calcext:value-type="currency">
            <text:p>$12.95</text:p>
          </table:table-cell>
          <table:table-cell table:style-name="ce17" table:formula="of:=[.E258]/[.D258]" office:value-type="float" office:value="1.38838578220512" calcext:value-type="float">
            <text:p>1.3883857822051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8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8BCU-2</text:p>
          </table:table-cell>
          <table:table-cell table:style-name="ce8" office:value-type="currency" office:currency="USD" office:value="449" calcext:value-type="currency">
            <text:p>$449.00</text:p>
          </table:table-cell>
          <table:table-cell table:style-name="ce64" office:value-type="currency" office:currency="USD" office:value="585.6" calcext:value-type="currency">
            <text:p>$585.60</text:p>
          </table:table-cell>
          <table:table-cell table:style-name="ce64" table:formula="of:=[.C262]*0.56" office:value-type="currency" office:currency="USD" office:value="327.936" calcext:value-type="currency">
            <text:p>$327.94</text:p>
          </table:table-cell>
          <table:table-cell table:style-name="ce64" office:value-type="currency" office:currency="USD" office:value="455.95" calcext:value-type="currency">
            <text:p>$455.95</text:p>
          </table:table-cell>
          <table:table-cell table:style-name="ce64" table:formula="of:=[.E262]-[.B262]" office:value-type="currency" office:currency="USD" office:value="6.94999999999999" calcext:value-type="currency">
            <text:p>$6.95</text:p>
          </table:table-cell>
          <table:table-cell table:style-name="ce17" table:formula="of:=[.E262]/[.D262]" office:value-type="float" office:value="1.39036275370804" calcext:value-type="float">
            <text:p>1.3903627537080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ckrack 9 Comp. Unit with No. 4 Plastic Stackbi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P9BCU-3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64" office:value-type="currency" office:currency="USD" office:value="654.68" calcext:value-type="currency">
            <text:p>$654.68</text:p>
          </table:table-cell>
          <table:table-cell table:style-name="ce64" table:formula="of:=[.C266]*0.56" office:value-type="currency" office:currency="USD" office:value="366.6208" calcext:value-type="currency">
            <text:p>$366.62</text:p>
          </table:table-cell>
          <table:table-cell table:style-name="ce64" office:value-type="currency" office:currency="USD" office:value="509" calcext:value-type="currency">
            <text:p>$509.00</text:p>
          </table:table-cell>
          <table:table-cell table:style-name="ce64" table:formula="of:=[.E266]-[.B266]" office:value-type="currency" office:currency="USD" office:value="10" calcext:value-type="currency">
            <text:p>$10.00</text:p>
          </table:table-cell>
          <table:table-cell table:style-name="ce17" table:formula="of:=[.E266]/[.D266]" office:value-type="float" office:value="1.38835548883206" calcext:value-type="float">
            <text:p>1.3883554888320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ackracks - Single Fram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SR</text:p>
          </table:table-cell>
          <table:table-cell table:style-name="ce8" office:value-type="currency" office:currency="USD" office:value="20.75" calcext:value-type="currency">
            <text:p>$20.75</text:p>
          </table:table-cell>
          <table:table-cell table:style-name="ce64" office:value-type="currency" office:currency="USD" office:value="25.95" calcext:value-type="currency">
            <text:p>$25.95</text:p>
          </table:table-cell>
          <table:table-cell table:style-name="ce64" table:formula="of:=[.C270]*0.56" office:value-type="currency" office:currency="USD" office:value="14.532" calcext:value-type="currency">
            <text:p>$14.53</text:p>
          </table:table-cell>
          <table:table-cell table:style-name="ce64" office:value-type="currency" office:currency="USD" office:value="31.64" calcext:value-type="currency">
            <text:p>$31.64</text:p>
          </table:table-cell>
          <table:table-cell table:style-name="ce64" table:formula="of:=[.E270]-[.B270]" office:value-type="currency" office:currency="USD" office:value="10.89" calcext:value-type="currency">
            <text:p>$10.89</text:p>
          </table:table-cell>
          <table:table-cell table:style-name="ce17" table:formula="of:=[.E270]/[.D270]" office:value-type="float" office:value="2.17726396917148" calcext:value-type="float">
            <text:p>2.17726396917148</text:p>
          </table:table-cell>
          <table:table-cell table:style-name="ce17" office:value-type="string" calcext:value-type="string">
            <text:p>fasten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SR</text:p>
          </table:table-cell>
          <table:table-cell table:style-name="ce8" office:value-type="currency" office:currency="USD" office:value="19.7" calcext:value-type="currency">
            <text:p>$19.70</text:p>
          </table:table-cell>
          <table:table-cell table:style-name="ce64" office:value-type="currency" office:currency="USD" office:value="25.95" calcext:value-type="currency">
            <text:p>$25.95</text:p>
          </table:table-cell>
          <table:table-cell table:style-name="ce64" table:formula="of:=[.C271]*0.56" office:value-type="currency" office:currency="USD" office:value="14.532" calcext:value-type="currency">
            <text:p>$14.53</text:p>
          </table:table-cell>
          <table:table-cell table:style-name="ce64" office:value-type="currency" office:currency="USD" office:value="19.75" calcext:value-type="currency">
            <text:p>$19.75</text:p>
          </table:table-cell>
          <table:table-cell table:style-name="ce64" table:formula="of:=[.E271]-[.B271]" office:value-type="currency" office:currency="USD" office:value="0.0500000000000007" calcext:value-type="currency">
            <text:p>$0.05</text:p>
          </table:table-cell>
          <table:table-cell table:style-name="ce17" table:formula="of:=[.E271]/[.D271]" office:value-type="float" office:value="1.35906963941646" calcext:value-type="float">
            <text:p>1.3590696394164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SR</text:p>
          </table:table-cell>
          <table:table-cell table:style-name="ce8" office:value-type="currency" office:currency="USD" office:value="20.9" calcext:value-type="currency">
            <text:p>$20.90</text:p>
          </table:table-cell>
          <table:table-cell table:style-name="ce64" office:value-type="currency" office:currency="USD" office:value="27.5" calcext:value-type="currency">
            <text:p>$27.50</text:p>
          </table:table-cell>
          <table:table-cell table:style-name="ce64" table:formula="of:=[.C272]*0.56" office:value-type="currency" office:currency="USD" office:value="15.4" calcext:value-type="currency">
            <text:p>$15.40</text:p>
          </table:table-cell>
          <table:table-cell table:style-name="ce64" office:value-type="currency" office:currency="USD" office:value="21" calcext:value-type="currency">
            <text:p>$21.00</text:p>
          </table:table-cell>
          <table:table-cell table:style-name="ce64" table:formula="of:=[.E272]-[.B272]" office:value-type="currency" office:currency="USD" office:value="0.100000000000001" calcext:value-type="currency">
            <text:p>$0.10</text:p>
          </table:table-cell>
          <table:table-cell table:style-name="ce17" table:formula="of:=[.E272]/[.D272]" office:value-type="float" office:value="1.36363636363636" calcext:value-type="float">
            <text:p>1.3636363636363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SR</text:p>
          </table:table-cell>
          <table:table-cell table:style-name="ce8" office:value-type="currency" office:currency="USD" office:value="24.6" calcext:value-type="currency">
            <text:p>$24.60</text:p>
          </table:table-cell>
          <table:table-cell table:style-name="ce64" office:value-type="currency" office:currency="USD" office:value="32.64" calcext:value-type="currency">
            <text:p>$32.64</text:p>
          </table:table-cell>
          <table:table-cell table:style-name="ce64" table:formula="of:=[.C273]*0.56" office:value-type="currency" office:currency="USD" office:value="18.2784" calcext:value-type="currency">
            <text:p>$18.28</text:p>
          </table:table-cell>
          <table:table-cell table:style-name="ce64" office:value-type="currency" office:currency="USD" office:value="24.75" calcext:value-type="currency">
            <text:p>$24.75</text:p>
          </table:table-cell>
          <table:table-cell table:style-name="ce64" table:formula="of:=[.E273]-[.B273]" office:value-type="currency" office:currency="USD" office:value="0.149999999999999" calcext:value-type="currency">
            <text:p>$0.15</text:p>
          </table:table-cell>
          <table:table-cell table:style-name="ce17" table:formula="of:=[.E273]/[.D273]" office:value-type="float" office:value="1.35405724789916" calcext:value-type="float">
            <text:p>1.3540572478991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SR</text:p>
          </table:table-cell>
          <table:table-cell table:style-name="ce69" office:value-type="currency" office:currency="USD" office:value="28.8" calcext:value-type="currency">
            <text:p>$28.80</text:p>
          </table:table-cell>
          <table:table-cell table:style-name="ce64" office:value-type="currency" office:currency="USD" office:value="37.05" calcext:value-type="currency">
            <text:p>$37.05</text:p>
          </table:table-cell>
          <table:table-cell table:style-name="ce64" table:formula="of:=[.C274]*0.56" office:value-type="currency" office:currency="USD" office:value="20.748" calcext:value-type="currency">
            <text:p>$20.75</text:p>
          </table:table-cell>
          <table:table-cell table:style-name="ce64" office:value-type="currency" office:currency="USD" office:value="28.95" calcext:value-type="currency">
            <text:p>$28.95</text:p>
          </table:table-cell>
          <table:table-cell table:style-name="ce64" table:formula="of:=[.E274]-[.B274]" office:value-type="currency" office:currency="USD" office:value="0.149999999999999" calcext:value-type="currency">
            <text:p>$0.15</text:p>
          </table:table-cell>
          <table:table-cell table:style-name="ce17" table:formula="of:=[.E274]/[.D274]" office:value-type="float" office:value="1.39531521110468" calcext:value-type="float">
            <text:p>1.3953152111046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6SR</text:p>
          </table:table-cell>
          <table:table-cell table:style-name="ce8" office:value-type="currency" office:currency="USD" office:value="36.8" calcext:value-type="currency">
            <text:p>$36.80</text:p>
          </table:table-cell>
          <table:table-cell table:style-name="ce64" office:value-type="currency" office:currency="USD" office:value="47.98" calcext:value-type="currency">
            <text:p>$47.98</text:p>
          </table:table-cell>
          <table:table-cell table:style-name="ce64" table:formula="of:=[.C275]*0.56" office:value-type="currency" office:currency="USD" office:value="26.8688" calcext:value-type="currency">
            <text:p>$26.87</text:p>
          </table:table-cell>
          <table:table-cell table:style-name="ce64" office:value-type="currency" office:currency="USD" office:value="36.95" calcext:value-type="currency">
            <text:p>$36.95</text:p>
          </table:table-cell>
          <table:table-cell table:style-name="ce64" table:formula="of:=[.E275]-[.B275]" office:value-type="currency" office:currency="USD" office:value="0.150000000000006" calcext:value-type="currency">
            <text:p>$0.15</text:p>
          </table:table-cell>
          <table:table-cell table:style-name="ce17" table:formula="of:=[.E275]/[.D275]" office:value-type="float" office:value="1.37520097659739" calcext:value-type="float">
            <text:p>1.3752009765973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SR</text:p>
          </table:table-cell>
          <table:table-cell table:style-name="ce8" office:value-type="currency" office:currency="USD" office:value="40.4" calcext:value-type="currency">
            <text:p>$40.40</text:p>
          </table:table-cell>
          <table:table-cell table:style-name="ce64" office:value-type="currency" office:currency="USD" office:value="33.29" calcext:value-type="currency">
            <text:p>$33.29</text:p>
          </table:table-cell>
          <table:table-cell table:style-name="ce64" table:formula="of:=[.C276]*0.56" office:value-type="currency" office:currency="USD" office:value="18.6424" calcext:value-type="currency">
            <text:p>$18.64</text:p>
          </table:table-cell>
          <table:table-cell table:style-name="ce64" office:value-type="currency" office:currency="USD" office:value="40.57" calcext:value-type="currency">
            <text:p>$40.57</text:p>
          </table:table-cell>
          <table:table-cell table:style-name="ce64" table:formula="of:=[.E276]-[.B276]" office:value-type="currency" office:currency="USD" office:value="0.170000000000002" calcext:value-type="currency">
            <text:p>$0.17</text:p>
          </table:table-cell>
          <table:table-cell table:style-name="ce17" table:formula="of:=[.E276]/[.D276]" office:value-type="float" office:value="2.17622194567223" calcext:value-type="float">
            <text:p>2.17622194567223</text:p>
          </table:table-cell>
          <table:table-cell table:style-name="ce17" office:value-type="string" calcext:value-type="string">
            <text:p>fasten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ainless Steel Film Box File Hold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-1FB</text:p>
          </table:table-cell>
          <table:table-cell table:style-name="ce8" office:value-type="currency" office:currency="USD" office:value="67.95" calcext:value-type="currency">
            <text:p>$67.95</text:p>
          </table:table-cell>
          <table:table-cell table:style-name="ce64" office:value-type="currency" office:currency="USD" office:value="81.87" calcext:value-type="currency">
            <text:p>$81.87</text:p>
          </table:table-cell>
          <table:table-cell table:style-name="ce64" table:formula="of:=[.C280]*0.56" office:value-type="currency" office:currency="USD" office:value="45.8472" calcext:value-type="currency">
            <text:p>$45.85</text:p>
          </table:table-cell>
          <table:table-cell table:style-name="ce64" office:value-type="currency" office:currency="USD" office:value="69.95" calcext:value-type="currency">
            <text:p>$69.95</text:p>
          </table:table-cell>
          <table:table-cell table:style-name="ce64" table:formula="of:=[.E280]-[.B280]" office:value-type="currency" office:currency="USD" office:value="2" calcext:value-type="currency">
            <text:p>$2.00</text:p>
          </table:table-cell>
          <table:table-cell table:style-name="ce17" table:formula="of:=[.E280]/[.D280]" office:value-type="float" office:value="1.52572021846481" calcext:value-type="float">
            <text:p>1.5257202184648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ainless Steel Stackbin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0SB-SS</text:p>
          </table:table-cell>
          <table:table-cell table:style-name="ce8" office:value-type="currency" office:currency="USD" office:value="42" calcext:value-type="currency">
            <text:p>$42.00</text:p>
          </table:table-cell>
          <table:table-cell table:style-name="ce64" office:value-type="currency" office:currency="USD" office:value="55.96" calcext:value-type="currency">
            <text:p>$55.96</text:p>
          </table:table-cell>
          <table:table-cell table:style-name="ce64" table:formula="of:=[.C284]*0.56" office:value-type="currency" office:currency="USD" office:value="31.3376" calcext:value-type="currency">
            <text:p>$31.34</text:p>
          </table:table-cell>
          <table:table-cell table:style-name="ce64" office:value-type="currency" office:currency="USD" office:value="44.95" calcext:value-type="currency">
            <text:p>$44.95</text:p>
          </table:table-cell>
          <table:table-cell table:style-name="ce64" table:formula="of:=[.E284]-[.B284]" office:value-type="currency" office:currency="USD" office:value="2.95" calcext:value-type="currency">
            <text:p>$2.95</text:p>
          </table:table-cell>
          <table:table-cell table:style-name="ce17" table:formula="of:=[.E284]/[.D284]" office:value-type="float" office:value="1.43437914837129" calcext:value-type="float">
            <text:p>1.4343791483712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1SB-SS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64" office:value-type="currency" office:currency="USD" office:value="65.35" calcext:value-type="currency">
            <text:p>$65.35</text:p>
          </table:table-cell>
          <table:table-cell table:style-name="ce64" table:formula="of:=[.C285]*0.56" office:value-type="currency" office:currency="USD" office:value="36.596" calcext:value-type="currency">
            <text:p>$36.60</text:p>
          </table:table-cell>
          <table:table-cell table:style-name="ce64" office:value-type="currency" office:currency="USD" office:value="49.95" calcext:value-type="currency">
            <text:p>$49.95</text:p>
          </table:table-cell>
          <table:table-cell table:style-name="ce64" table:formula="of:=[.E285]-[.B285]" office:value-type="currency" office:currency="USD" office:value="2.95" calcext:value-type="currency">
            <text:p>$2.95</text:p>
          </table:table-cell>
          <table:table-cell table:style-name="ce17" table:formula="of:=[.E285]/[.D285]" office:value-type="float" office:value="1.36490326811673" calcext:value-type="float">
            <text:p>1.3649032681167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2SB-SS</text:p>
          </table:table-cell>
          <table:table-cell table:style-name="ce8" office:value-type="currency" office:currency="USD" office:value="52" calcext:value-type="currency">
            <text:p>$52.00</text:p>
          </table:table-cell>
          <table:table-cell table:style-name="ce64" office:value-type="currency" office:currency="USD" office:value="71.9" calcext:value-type="currency">
            <text:p>$71.90</text:p>
          </table:table-cell>
          <table:table-cell table:style-name="ce64" table:formula="of:=[.C286]*0.56" office:value-type="currency" office:currency="USD" office:value="40.264" calcext:value-type="currency">
            <text:p>$40.26</text:p>
          </table:table-cell>
          <table:table-cell table:style-name="ce64" office:value-type="currency" office:currency="USD" office:value="54.95" calcext:value-type="currency">
            <text:p>$54.95</text:p>
          </table:table-cell>
          <table:table-cell table:style-name="ce64" table:formula="of:=[.E286]-[.B286]" office:value-type="currency" office:currency="USD" office:value="2.95" calcext:value-type="currency">
            <text:p>$2.95</text:p>
          </table:table-cell>
          <table:table-cell table:style-name="ce17" table:formula="of:=[.E286]/[.D286]" office:value-type="float" office:value="1.36474269819193" calcext:value-type="float">
            <text:p>1.364742698191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SB-SS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90.07" calcext:value-type="currency">
            <text:p>$90.07</text:p>
          </table:table-cell>
          <table:table-cell table:style-name="ce64" table:formula="of:=[.C287]*0.56" office:value-type="currency" office:currency="USD" office:value="50.4392" calcext:value-type="currency">
            <text:p>$50.44</text:p>
          </table:table-cell>
          <table:table-cell table:style-name="ce64" office:value-type="currency" office:currency="USD" office:value="67.95" calcext:value-type="currency">
            <text:p>$67.95</text:p>
          </table:table-cell>
          <table:table-cell table:style-name="ce64" table:formula="of:=[.E287]-[.B287]" office:value-type="currency" office:currency="USD" office:value="2.95" calcext:value-type="currency">
            <text:p>$2.95</text:p>
          </table:table-cell>
          <table:table-cell table:style-name="ce17" table:formula="of:=[.E287]/[.D287]" office:value-type="float" office:value="1.34716648955574" calcext:value-type="float">
            <text:p>1.3471664895557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4SB-SS</text:p>
          </table:table-cell>
          <table:table-cell table:style-name="ce8" office:value-type="currency" office:currency="USD" office:value="87" calcext:value-type="currency">
            <text:p>$87.00</text:p>
          </table:table-cell>
          <table:table-cell table:style-name="ce64" office:value-type="currency" office:currency="USD" office:value="118.05" calcext:value-type="currency">
            <text:p>$118.05</text:p>
          </table:table-cell>
          <table:table-cell table:style-name="ce64" table:formula="of:=[.C288]*0.56" office:value-type="currency" office:currency="USD" office:value="66.108" calcext:value-type="currency">
            <text:p>$66.11</text:p>
          </table:table-cell>
          <table:table-cell table:style-name="ce64" office:value-type="currency" office:currency="USD" office:value="89.95" calcext:value-type="currency">
            <text:p>$89.95</text:p>
          </table:table-cell>
          <table:table-cell table:style-name="ce64" table:formula="of:=[.E288]-[.B288]" office:value-type="currency" office:currency="USD" office:value="2.95" calcext:value-type="currency">
            <text:p>$2.95</text:p>
          </table:table-cell>
          <table:table-cell table:style-name="ce17" table:formula="of:=[.E288]/[.D288]" office:value-type="float" office:value="1.36065226598899" calcext:value-type="float">
            <text:p>1.3606522659889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SB-SS</text:p>
          </table:table-cell>
          <table:table-cell table:style-name="ce8" office:value-type="currency" office:currency="USD" office:value="126" calcext:value-type="currency">
            <text:p>$126.00</text:p>
          </table:table-cell>
          <table:table-cell table:style-name="ce64" office:value-type="currency" office:currency="USD" office:value="166.5" calcext:value-type="currency">
            <text:p>$166.50</text:p>
          </table:table-cell>
          <table:table-cell table:style-name="ce64" table:formula="of:=[.C289]*0.56" office:value-type="currency" office:currency="USD" office:value="93.24" calcext:value-type="currency">
            <text:p>$93.24</text:p>
          </table:table-cell>
          <table:table-cell table:style-name="ce64" office:value-type="currency" office:currency="USD" office:value="128.95" calcext:value-type="currency">
            <text:p>$128.95</text:p>
          </table:table-cell>
          <table:table-cell table:style-name="ce64" table:formula="of:=[.E289]-[.B289]" office:value-type="currency" office:currency="USD" office:value="2.94999999999999" calcext:value-type="currency">
            <text:p>$2.95</text:p>
          </table:table-cell>
          <table:table-cell table:style-name="ce17" table:formula="of:=[.E289]/[.D289]" office:value-type="float" office:value="1.38299013299013" calcext:value-type="float">
            <text:p>1.3829901329901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8SB-SS</text:p>
          </table:table-cell>
          <table:table-cell table:style-name="ce8" office:value-type="currency" office:currency="USD" office:value="84.9" calcext:value-type="currency">
            <text:p>$84.90</text:p>
          </table:table-cell>
          <table:table-cell table:style-name="ce64" office:value-type="currency" office:currency="USD" office:value="113" calcext:value-type="currency">
            <text:p>$113.00</text:p>
          </table:table-cell>
          <table:table-cell table:style-name="ce64" table:formula="of:=[.C290]*0.56" office:value-type="currency" office:currency="USD" office:value="63.28" calcext:value-type="currency">
            <text:p>$63.28</text:p>
          </table:table-cell>
          <table:table-cell table:style-name="ce64" office:value-type="currency" office:currency="USD" office:value="85.95" calcext:value-type="currency">
            <text:p>$85.95</text:p>
          </table:table-cell>
          <table:table-cell table:style-name="ce64" table:formula="of:=[.E290]-[.B290]" office:value-type="currency" office:currency="USD" office:value="1.05" calcext:value-type="currency">
            <text:p>$1.05</text:p>
          </table:table-cell>
          <table:table-cell table:style-name="ce17" table:formula="of:=[.E290]/[.D290]" office:value-type="float" office:value="1.35824905183312" calcext:value-type="float">
            <text:p>1.3582490518331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ationary Rod Ra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-ROD</text:p>
          </table:table-cell>
          <table:table-cell table:style-name="ce8" office:value-type="currency" office:currency="USD" office:value="319" calcext:value-type="currency">
            <text:p>$319.00</text:p>
          </table:table-cell>
          <table:table-cell table:style-name="ce64" office:value-type="currency" office:currency="USD" office:value="335.74" calcext:value-type="currency">
            <text:p>$335.74</text:p>
          </table:table-cell>
          <table:table-cell table:style-name="ce64" table:formula="of:=[.C294]*0.56" office:value-type="currency" office:currency="USD" office:value="188.0144" calcext:value-type="currency">
            <text:p>$188.01</text:p>
          </table:table-cell>
          <table:table-cell table:style-name="ce64"/>
          <table:table-cell table:style-name="ce64" table:formula="of:=[.E294]-[.B294]" office:value-type="currency" office:currency="USD" office:value="-319" calcext:value-type="currency">
            <text:p>-$319.00</text:p>
          </table:table-cell>
          <table:table-cell table:style-name="ce17" table:formula="of:=[.E294]/[.D29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Assembly Bin Racks - 4 Row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28AR4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518.32" calcext:value-type="currency">
            <text:p>$518.32</text:p>
          </table:table-cell>
          <table:table-cell table:style-name="ce64" table:formula="of:=[.C298]*0.56" office:value-type="currency" office:currency="USD" office:value="290.2592" calcext:value-type="currency">
            <text:p>$290.26</text:p>
          </table:table-cell>
          <table:table-cell table:style-name="ce64" office:value-type="currency" office:currency="USD" office:value="403.15" calcext:value-type="currency">
            <text:p>$403.15</text:p>
          </table:table-cell>
          <table:table-cell table:style-name="ce64" table:formula="of:=[.E298]-[.B298]" office:value-type="currency" office:currency="USD" office:value="4.14999999999998" calcext:value-type="currency">
            <text:p>$4.15</text:p>
          </table:table-cell>
          <table:table-cell table:style-name="ce17" table:formula="of:=[.E298]/[.D298]" office:value-type="float" office:value="1.38893099684696" calcext:value-type="float">
            <text:p>1.38893099684696</text:p>
          </table:table-cell>
          <table:table-cell table:style-name="ce17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Bin Label Hold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SLH</text:p>
          </table:table-cell>
          <table:table-cell table:style-name="ce8" office:value-type="currency" office:currency="USD" office:value="3.2" calcext:value-type="currency">
            <text:p>$3.20</text:p>
          </table:table-cell>
          <table:table-cell table:style-name="ce64" office:value-type="currency" office:currency="USD" office:value="3.25" calcext:value-type="currency">
            <text:p>$3.25</text:p>
          </table:table-cell>
          <table:table-cell table:style-name="ce64" table:formula="of:=[.C302]*0.56" office:value-type="currency" office:currency="USD" office:value="1.82" calcext:value-type="currency">
            <text:p>$1.82</text:p>
          </table:table-cell>
          <table:table-cell table:style-name="ce64"/>
          <table:table-cell table:style-name="ce64" table:formula="of:=[.E302]-[.B302]" office:value-type="currency" office:currency="USD" office:value="-3.2" calcext:value-type="currency">
            <text:p>-$3.20</text:p>
          </table:table-cell>
          <table:table-cell table:style-name="ce17" table:formula="of:=[.E302]/[.D30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 table:number-columns-repeated="1023"/>
        </table:table-row>
        <table:table-row table:style-name="ro2" table:number-rows-repeated="10482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9:34:52.2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28T11:12:29.095000000</dc:date>
    <meta:editing-duration>PT11H39M8S</meta:editing-duration>
    <meta:editing-cycles>183</meta:editing-cycles>
    <meta:document-statistic meta:table-count="7" meta:cell-count="7125" meta:object-count="0"/>
  </office:meta>
</office:document-meta>
</file>